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break-before="pag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paragraph-properties fo:text-align="start" style:justify-single-word="false"/>
    </style:style>
    <style:style style:name="P19" style:family="paragraph" style:parent-style-name="Standard" style:list-style-name="L10">
      <style:paragraph-properties fo:text-align="start" style:justify-single-word="false"/>
    </style:style>
    <style:style style:name="P20" style:family="paragraph" style:parent-style-name="Standard" style:list-style-name="L15">
      <style:paragraph-properties fo:text-align="start" style:justify-single-word="false"/>
    </style:style>
    <style:style style:name="P21" style:family="paragraph" style:parent-style-name="Standard" style:list-style-name="L11"/>
    <style:style style:name="P22" style:family="paragraph" style:parent-style-name="Standard" style:list-style-name="L12"/>
    <style:style style:name="P23" style:family="paragraph" style:parent-style-name="Standard" style:list-style-name="L13"/>
    <style:style style:name="P24" style:family="paragraph" style:parent-style-name="Standard" style:list-style-name="L14"/>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center" style:justify-single-word="false"/>
      <style:text-properties fo:font-style="italic" style:font-style-asian="italic" style:font-style-complex="italic"/>
    </style:style>
    <style:style style:name="P27" style:family="paragraph" style:parent-style-name="Standard">
      <style:paragraph-properties fo:text-align="center" style:justify-single-word="false"/>
    </style:style>
    <style:style style:name="T1" style:family="text">
      <style:text-properties style:text-position="super 58%"/>
    </style:style>
    <style:style style:name="T2" style:family="text">
      <style:text-properties fo:font-style="normal" style:font-style-asian="normal" style:font-style-complex="normal"/>
    </style:style>
    <text:list-style style:name="L1">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107202385263424" text:id="ct107202385263424">
          <text:insertion>
            <office:change-info>
              <dc:creator>Scott Johnson</dc:creator>
              <dc:date>2011-10-15T19:05:00</dc:date>
            </office:change-info>
          </text:insertion>
        </text:changed-region>
        <text:changed-region xml:id="ct107202385242880" text:id="ct107202385242880">
          <text:deletion>
            <office:change-info>
              <dc:creator>Scott Johnson</dc:creator>
              <dc:date>2011-10-15T19:05:00</dc:date>
            </office:change-info>
            <text:p text:style-name="P1">Wu Chi Martial Arts Society</text:p>
          </text:deletion>
        </text:changed-region>
        <text:changed-region xml:id="ct107202385231552" text:id="ct107202385231552">
          <text:insertion>
            <office:change-info>
              <dc:creator>Scott Johnson</dc:creator>
              <dc:date>2011-10-15T19:06:00</dc:date>
            </office:change-info>
          </text:insertion>
        </text:changed-region>
        <text:changed-region xml:id="ct107202385250944" text:id="ct107202385250944">
          <text:deletion>
            <office:change-info>
              <dc:creator>Scott Johnson</dc:creator>
              <dc:date>2011-10-15T19:05:00</dc:date>
            </office:change-info>
            <text:p text:style-name="P2">Address of Official Location</text:p>
          </text:deletion>
        </text:changed-region>
        <text:changed-region xml:id="ct106102873642944" text:id="ct106102873642944">
          <text:insertion>
            <office:change-info>
              <dc:creator>Scott Johnson</dc:creator>
              <dc:date>2011-10-15T19:06:00</dc:date>
            </office:change-info>
          </text:insertion>
        </text:changed-region>
        <text:changed-region xml:id="ct106102873640832" text:id="ct106102873640832">
          <text:deletion>
            <office:change-info>
              <dc:creator>Scott Johnson</dc:creator>
              <dc:date>2011-10-15T19:06:00</dc:date>
            </office:change-info>
            <text:p text:style-name="P2">City, State, Zip</text:p>
          </text:deletion>
        </text:changed-region>
        <text:changed-region xml:id="ct106652629462208" text:id="ct106652629462208">
          <text:insertion>
            <office:change-info>
              <dc:creator>Scott Johnson</dc:creator>
              <dc:date>2011-10-28T13:40:00</dc:date>
            </office:change-info>
          </text:insertion>
        </text:changed-region>
        <text:changed-region xml:id="ct106652629445504" text:id="ct106652629445504">
          <text:deletion>
            <office:change-info>
              <dc:creator>Scott Johnson</dc:creator>
              <dc:date>2011-10-28T13:40:00</dc:date>
            </office:change-info>
            <text:p text:style-name="Standard">Martial Arts Society</text:p>
          </text:deletion>
        </text:changed-region>
        <text:changed-region xml:id="ct106652629445888" text:id="ct106652629445888">
          <text:deletion>
            <office:change-info>
              <dc:creator>Scott Johnson</dc:creator>
              <dc:date>2011-10-28T13:40:00</dc:date>
            </office:change-info>
            <text:p text:style-name="Standard">and the </text:p>
          </text:deletion>
        </text:changed-region>
        <text:changed-region xml:id="ct106652629461824" text:id="ct106652629461824">
          <text:insertion>
            <office:change-info>
              <dc:creator>Scott Johnson</dc:creator>
              <dc:date>2011-10-28T13:40:00</dc:date>
            </office:change-info>
          </text:insertion>
        </text:changed-region>
        <text:changed-region xml:id="ct106652631436096" text:id="ct106652631436096">
          <text:insertion>
            <office:change-info>
              <dc:creator>Scott Johnson</dc:creator>
              <dc:date>2011-10-15T19:06:00</dc:date>
            </office:change-info>
          </text:insertion>
        </text:changed-region>
        <text:changed-region xml:id="ct106652629457408" text:id="ct106652629457408">
          <text:deletion>
            <office:change-info>
              <dc:creator>Scott Johnson</dc:creator>
              <dc:date>2011-10-15T19:06:00</dc:date>
            </office:change-info>
            <text:p text:style-name="Standard">Bloomington</text:p>
          </text:deletion>
        </text:changed-region>
        <text:changed-region xml:id="ct107202385264960" text:id="ct107202385264960">
          <text:insertion>
            <office:change-info>
              <dc:creator>Scott Johnson</dc:creator>
              <dc:date>2011-10-30T17:35:00</dc:date>
            </office:change-info>
          </text:insertion>
        </text:changed-region>
        <text:changed-region xml:id="ct107202385264384" text:id="ct107202385264384">
          <text:deletion>
            <office:change-info>
              <dc:creator>Scott Johnson</dc:creator>
              <dc:date>2011-10-30T17:35:00</dc:date>
            </office:change-info>
            <text:p text:style-name="Standard">Wu Chi Martial Arts Society</text:p>
          </text:deletion>
        </text:changed-region>
        <text:changed-region xml:id="ct107202387273408" text:id="ct107202387273408">
          <text:deletion>
            <office:change-info>
              <dc:creator>Scott Johnson</dc:creator>
              <dc:date>2017-12-18T22:30:00</dc:date>
            </office:change-info>
            <text:p text:style-name="Standard">council</text:p>
          </text:deletion>
        </text:changed-region>
        <text:changed-region xml:id="ct107202387275520" text:id="ct107202387275520">
          <text:insertion>
            <office:change-info>
              <dc:creator>Scott Johnson</dc:creator>
              <dc:date>2017-12-18T22:30:00</dc:date>
            </office:change-info>
          </text:insertion>
        </text:changed-region>
        <text:changed-region xml:id="ct107202385265344" text:id="ct107202385265344">
          <text:insertion>
            <office:change-info>
              <dc:creator>Scott Johnson</dc:creator>
              <dc:date>2011-10-15T19:06:00</dc:date>
            </office:change-info>
          </text:insertion>
        </text:changed-region>
        <text:changed-region xml:id="ct107202385265920" text:id="ct107202385265920">
          <text:insertion>
            <office:change-info>
              <dc:creator>Scott Johnson</dc:creator>
              <dc:date>2011-10-15T19:07:00</dc:date>
            </office:change-info>
          </text:insertion>
        </text:changed-region>
        <text:changed-region xml:id="ct106102873632384" text:id="ct106102873632384">
          <text:insertion>
            <office:change-info>
              <dc:creator>Scott Johnson</dc:creator>
              <dc:date>2011-10-30T17:35:00</dc:date>
            </office:change-info>
          </text:insertion>
        </text:changed-region>
        <text:changed-region xml:id="ct106102873637376" text:id="ct106102873637376">
          <text:deletion>
            <office:change-info>
              <dc:creator>Scott Johnson</dc:creator>
              <dc:date>2011-10-30T17:35:00</dc:date>
            </office:change-info>
            <text:p text:style-name="Standard">Martial Arts Society</text:p>
          </text:deletion>
        </text:changed-region>
        <text:changed-region xml:id="ct106102873643904" text:id="ct106102873643904">
          <text:insertion>
            <office:change-info>
              <dc:creator>Scott Johnson</dc:creator>
              <dc:date>2011-10-30T17:35:00</dc:date>
            </office:change-info>
          </text:insertion>
        </text:changed-region>
        <text:changed-region xml:id="ct106102873635840" text:id="ct106102873635840">
          <text:deletion>
            <office:change-info>
              <dc:creator>Scott Johnson</dc:creator>
              <dc:date>2011-10-30T17:35:00</dc:date>
            </office:change-info>
            <text:p text:style-name="Standard">Martial Arts Society</text:p>
          </text:deletion>
        </text:changed-region>
        <text:changed-region xml:id="ct106102873645056" text:id="ct106102873645056">
          <text:deletion>
            <office:change-info>
              <dc:creator>Scott Johnson</dc:creator>
              <dc:date>2011-07-21T11:52:00</dc:date>
            </office:change-info>
            <text:p text:style-name="Standard">single instructor member of the society</text:p>
          </text:deletion>
        </text:changed-region>
        <text:changed-region xml:id="ct106102873644096" text:id="ct106102873644096">
          <text:insertion>
            <office:change-info>
              <dc:creator>Scott Johnson</dc:creator>
              <dc:date>2011-07-21T11:52:00</dc:date>
            </office:change-info>
          </text:insertion>
        </text:changed-region>
        <text:changed-region xml:id="ct106102873646016" text:id="ct106102873646016">
          <text:insertion>
            <office:change-info>
              <dc:creator>Scott Johnson</dc:creator>
              <dc:date>2012-06-30T13:48:00</dc:date>
            </office:change-info>
          </text:insertion>
        </text:changed-region>
        <text:changed-region xml:id="ct106102873645440" text:id="ct106102873645440">
          <text:insertion>
            <office:change-info>
              <dc:creator>Scott Johnson</dc:creator>
              <dc:date>2012-06-30T13:47:00</dc:date>
            </office:change-info>
          </text:insertion>
        </text:changed-region>
        <text:changed-region xml:id="ct106102873641792" text:id="ct106102873641792">
          <text:insertion>
            <office:change-info>
              <dc:creator>Scott Johnson</dc:creator>
              <dc:date>2012-06-30T13:48:00</dc:date>
            </office:change-info>
          </text:insertion>
        </text:changed-region>
        <text:changed-region xml:id="ct106102873642752" text:id="ct106102873642752">
          <text:insertion>
            <office:change-info>
              <dc:creator>Scott Johnson</dc:creator>
              <dc:date>2011-10-30T17:36:00</dc:date>
            </office:change-info>
          </text:insertion>
        </text:changed-region>
        <text:changed-region xml:id="ct106102873644288" text:id="ct106102873644288">
          <text:deletion>
            <office:change-info>
              <dc:creator>Scott Johnson</dc:creator>
              <dc:date>2011-10-30T17:36:00</dc:date>
            </office:change-info>
            <text:p text:style-name="Standard">Martial Arts Society</text:p>
          </text:deletion>
        </text:changed-region>
        <text:changed-region xml:id="ct106102873644480" text:id="ct106102873644480">
          <text:insertion>
            <office:change-info>
              <dc:creator>Scott Johnson</dc:creator>
              <dc:date>2011-10-30T17:36:00</dc:date>
            </office:change-info>
          </text:insertion>
        </text:changed-region>
        <text:changed-region xml:id="ct106102873644864" text:id="ct106102873644864">
          <text:deletion>
            <office:change-info>
              <dc:creator>Scott Johnson</dc:creator>
              <dc:date>2011-10-30T17:36:00</dc:date>
            </office:change-info>
            <text:p text:style-name="Standard">Martial Arts Society</text:p>
          </text:deletion>
        </text:changed-region>
        <text:changed-region xml:id="ct106102873644672" text:id="ct106102873644672">
          <text:insertion>
            <office:change-info>
              <dc:creator>Scott Johnson</dc:creator>
              <dc:date>2011-10-28T13:38:00</dc:date>
            </office:change-info>
          </text:insertion>
        </text:changed-region>
        <text:changed-region xml:id="ct106102873645248" text:id="ct106102873645248">
          <text:deletion>
            <office:change-info>
              <dc:creator>Scott Johnson</dc:creator>
              <dc:date>2011-10-28T13:38:00</dc:date>
            </office:change-info>
            <text:p text:style-name="Standard">or legal statute or precedent</text:p>
          </text:deletion>
        </text:changed-region>
        <text:changed-region xml:id="ct106102873646208" text:id="ct106102873646208">
          <text:insertion>
            <office:change-info>
              <dc:creator>Scott Johnson</dc:creator>
              <dc:date>2011-10-28T13:38:00</dc:date>
            </office:change-info>
          </text:insertion>
        </text:changed-region>
        <text:changed-region xml:id="ct106102873646592" text:id="ct106102873646592">
          <text:insertion>
            <office:change-info>
              <dc:creator>Scott Johnson</dc:creator>
              <dc:date>2011-10-28T13:39:00</dc:date>
            </office:change-info>
          </text:insertion>
        </text:changed-region>
        <text:changed-region xml:id="ct106652629449920" text:id="ct106652629449920">
          <text:deletion>
            <office:change-info>
              <dc:creator>Scott Johnson</dc:creator>
              <dc:date>2017-12-18T22:30:00</dc:date>
            </office:change-info>
            <text:p text:style-name="P3">Executive Council </text:p>
          </text:deletion>
        </text:changed-region>
        <text:changed-region xml:id="ct105553119917568" text:id="ct105553119917568">
          <text:insertion>
            <office:change-info>
              <dc:creator>Scott Johnson</dc:creator>
              <dc:date>2017-12-18T22:30:00</dc:date>
            </office:change-info>
          </text:insertion>
        </text:changed-region>
        <text:changed-region xml:id="ct106652631463936" text:id="ct106652631463936">
          <text:deletion>
            <office:change-info>
              <dc:creator>Scott Johnson</dc:creator>
              <dc:date>2017-12-18T22:30:00</dc:date>
            </office:change-info>
            <text:p text:style-name="Standard">Executive Council</text:p>
          </text:deletion>
        </text:changed-region>
        <text:changed-region xml:id="ct106652631434752" text:id="ct106652631434752">
          <text:insertion>
            <office:change-info>
              <dc:creator>Scott Johnson</dc:creator>
              <dc:date>2017-12-18T22:30:00</dc:date>
            </office:change-info>
          </text:insertion>
        </text:changed-region>
        <text:changed-region xml:id="ct107202385247488" text:id="ct107202385247488">
          <text:deletion>
            <office:change-info>
              <dc:creator>Scott Johnson</dc:creator>
              <dc:date>2017-12-18T22:30:00</dc:date>
            </office:change-info>
            <text:p text:style-name="Standard">council members</text:p>
          </text:deletion>
        </text:changed-region>
        <text:changed-region xml:id="ct107202387294720" text:id="ct107202387294720">
          <text:insertion>
            <office:change-info>
              <dc:creator>Scott Johnson</dc:creator>
              <dc:date>2017-12-18T22:30:00</dc:date>
            </office:change-info>
          </text:insertion>
        </text:changed-region>
        <text:changed-region xml:id="ct106652629436288" text:id="ct106652629436288">
          <text:deletion>
            <office:change-info>
              <dc:creator>Scott Johnson</dc:creator>
              <dc:date>2017-12-18T22:30:00</dc:date>
            </office:change-info>
            <text:p text:style-name="Standard">council member</text:p>
          </text:deletion>
        </text:changed-region>
        <text:changed-region xml:id="ct106652631512320" text:id="ct106652631512320">
          <text:insertion>
            <office:change-info>
              <dc:creator>Scott Johnson</dc:creator>
              <dc:date>2017-12-18T22:30:00</dc:date>
            </office:change-info>
          </text:insertion>
        </text:changed-region>
        <text:changed-region xml:id="ct106652631510400" text:id="ct106652631510400">
          <text:insertion>
            <office:change-info>
              <dc:creator>Scott Johnson</dc:creator>
              <dc:date>2017-12-18T22:31:00</dc:date>
            </office:change-info>
          </text:insertion>
        </text:changed-region>
        <text:changed-region xml:id="ct106652629450304" text:id="ct106652629450304">
          <text:deletion>
            <office:change-info>
              <dc:creator>Scott Johnson</dc:creator>
              <dc:date>2017-12-18T22:30:00</dc:date>
            </office:change-info>
            <text:p text:style-name="Standard">executive council</text:p>
          </text:deletion>
        </text:changed-region>
        <text:changed-region xml:id="ct106652631463744" text:id="ct106652631463744">
          <text:insertion>
            <office:change-info>
              <dc:creator>Scott Johnson</dc:creator>
              <dc:date>2017-12-18T22:30:00</dc:date>
            </office:change-info>
          </text:insertion>
        </text:changed-region>
        <text:changed-region xml:id="ct106652631462976" text:id="ct106652631462976">
          <text:deletion>
            <office:change-info>
              <dc:creator>Scott Johnson</dc:creator>
              <dc:date>2017-12-18T22:30:00</dc:date>
            </office:change-info>
            <text:p text:style-name="Standard">executive council</text:p>
          </text:deletion>
        </text:changed-region>
        <text:changed-region xml:id="ct106652631481024" text:id="ct106652631481024">
          <text:insertion>
            <office:change-info>
              <dc:creator>Scott Johnson</dc:creator>
              <dc:date>2017-12-18T22:30:00</dc:date>
            </office:change-info>
          </text:insertion>
        </text:changed-region>
        <text:changed-region xml:id="ct106652631479680" text:id="ct106652631479680">
          <text:deletion>
            <office:change-info>
              <dc:creator>Scott Johnson</dc:creator>
              <dc:date>2017-12-18T22:30:00</dc:date>
            </office:change-info>
            <text:p text:style-name="Standard">executive council</text:p>
          </text:deletion>
        </text:changed-region>
        <text:changed-region xml:id="ct106652631463360" text:id="ct106652631463360">
          <text:insertion>
            <office:change-info>
              <dc:creator>Scott Johnson</dc:creator>
              <dc:date>2017-12-18T22:30:00</dc:date>
            </office:change-info>
          </text:insertion>
        </text:changed-region>
        <text:changed-region xml:id="ct106102873646784" text:id="ct106102873646784">
          <text:insertion>
            <office:change-info>
              <dc:creator>Scott Johnson</dc:creator>
              <dc:date>2011-10-30T17:36:00</dc:date>
            </office:change-info>
          </text:insertion>
        </text:changed-region>
        <text:changed-region xml:id="ct106102873646976" text:id="ct106102873646976">
          <text:deletion>
            <office:change-info>
              <dc:creator>Scott Johnson</dc:creator>
              <dc:date>2011-10-30T17:36:00</dc:date>
            </office:change-info>
            <text:p text:style-name="Standard">Martial Arts Society</text:p>
          </text:deletion>
        </text:changed-region>
        <text:changed-region xml:id="ct106652629453568" text:id="ct106652629453568">
          <text:deletion>
            <office:change-info>
              <dc:creator>Scott Johnson</dc:creator>
              <dc:date>2017-12-18T22:31:00</dc:date>
            </office:change-info>
            <text:p text:style-name="Standard">council member</text:p>
          </text:deletion>
        </text:changed-region>
        <text:changed-region xml:id="ct106652631511552" text:id="ct106652631511552">
          <text:insertion>
            <office:change-info>
              <dc:creator>Scott Johnson</dc:creator>
              <dc:date>2017-12-18T22:31:00</dc:date>
            </office:change-info>
          </text:insertion>
        </text:changed-region>
        <text:changed-region xml:id="ct107202387261312" text:id="ct107202387261312">
          <text:deletion>
            <office:change-info>
              <dc:creator>Scott Johnson</dc:creator>
              <dc:date>2017-12-18T22:31:00</dc:date>
            </office:change-info>
            <text:p text:style-name="Standard">council</text:p>
          </text:deletion>
        </text:changed-region>
        <text:changed-region xml:id="ct107202387357504" text:id="ct107202387357504">
          <text:insertion>
            <office:change-info>
              <dc:creator>Scott Johnson</dc:creator>
              <dc:date>2017-12-18T22:31:00</dc:date>
            </office:change-info>
          </text:insertion>
        </text:changed-region>
        <text:changed-region xml:id="ct106652631479296" text:id="ct106652631479296">
          <text:deletion>
            <office:change-info>
              <dc:creator>Scott Johnson</dc:creator>
              <dc:date>2017-12-18T22:30:00</dc:date>
            </office:change-info>
            <text:p text:style-name="Standard">executive council</text:p>
          </text:deletion>
        </text:changed-region>
        <text:changed-region xml:id="ct106652629458368" text:id="ct106652629458368">
          <text:insertion>
            <office:change-info>
              <dc:creator>Scott Johnson</dc:creator>
              <dc:date>2017-12-18T22:30:00</dc:date>
            </office:change-info>
          </text:insertion>
        </text:changed-region>
        <text:changed-region xml:id="ct106652631515968" text:id="ct106652631515968">
          <text:deletion>
            <office:change-info>
              <dc:creator>Scott Johnson</dc:creator>
              <dc:date>2017-12-18T22:31:00</dc:date>
            </office:change-info>
            <text:p text:style-name="Standard">council member</text:p>
          </text:deletion>
        </text:changed-region>
        <text:changed-region xml:id="ct106652629449728" text:id="ct106652629449728">
          <text:insertion>
            <office:change-info>
              <dc:creator>Scott Johnson</dc:creator>
              <dc:date>2017-12-18T22:31:00</dc:date>
            </office:change-info>
          </text:insertion>
        </text:changed-region>
        <text:changed-region xml:id="ct106652631511744" text:id="ct106652631511744">
          <text:deletion>
            <office:change-info>
              <dc:creator>Scott Johnson</dc:creator>
              <dc:date>2017-12-18T22:30:00</dc:date>
            </office:change-info>
            <text:p text:style-name="Standard">executive council</text:p>
          </text:deletion>
        </text:changed-region>
        <text:changed-region xml:id="ct106652631433216" text:id="ct106652631433216">
          <text:insertion>
            <office:change-info>
              <dc:creator>Scott Johnson</dc:creator>
              <dc:date>2017-12-18T22:30:00</dc:date>
            </office:change-info>
          </text:insertion>
        </text:changed-region>
        <text:changed-region xml:id="ct106652631477760" text:id="ct106652631477760">
          <text:deletion>
            <office:change-info>
              <dc:creator>Scott Johnson</dc:creator>
              <dc:date>2017-12-18T22:30:00</dc:date>
            </office:change-info>
            <text:p text:style-name="Standard">executive council</text:p>
          </text:deletion>
        </text:changed-region>
        <text:changed-region xml:id="ct106652631510976" text:id="ct106652631510976">
          <text:insertion>
            <office:change-info>
              <dc:creator>Scott Johnson</dc:creator>
              <dc:date>2017-12-18T22:30:00</dc:date>
            </office:change-info>
          </text:insertion>
        </text:changed-region>
        <text:changed-region xml:id="ct106652631527296" text:id="ct106652631527296">
          <text:deletion>
            <office:change-info>
              <dc:creator>Scott Johnson</dc:creator>
              <dc:date>2017-12-18T22:31:00</dc:date>
            </office:change-info>
            <text:p text:style-name="Standard">council member</text:p>
          </text:deletion>
        </text:changed-region>
        <text:changed-region xml:id="ct106652631518848" text:id="ct106652631518848">
          <text:insertion>
            <office:change-info>
              <dc:creator>Scott Johnson</dc:creator>
              <dc:date>2017-12-18T22:31:00</dc:date>
            </office:change-info>
          </text:insertion>
        </text:changed-region>
        <text:changed-region xml:id="ct106102875704960" text:id="ct106102875704960">
          <text:deletion>
            <office:change-info>
              <dc:creator>Scott Johnson</dc:creator>
              <dc:date>2017-12-18T22:31:00</dc:date>
            </office:change-info>
            <text:p text:style-name="Standard">council member</text:p>
          </text:deletion>
        </text:changed-region>
        <text:changed-region xml:id="ct106102875697472" text:id="ct106102875697472">
          <text:insertion>
            <office:change-info>
              <dc:creator>Scott Johnson</dc:creator>
              <dc:date>2017-12-18T22:31:00</dc:date>
            </office:change-info>
          </text:insertion>
        </text:changed-region>
        <text:changed-region xml:id="ct106652629466240" text:id="ct106652629466240">
          <text:deletion>
            <office:change-info>
              <dc:creator>Scott Johnson</dc:creator>
              <dc:date>2017-12-18T22:31:00</dc:date>
            </office:change-info>
            <text:p text:style-name="Standard">council member</text:p>
          </text:deletion>
        </text:changed-region>
        <text:changed-region xml:id="ct106652631525376" text:id="ct106652631525376">
          <text:insertion>
            <office:change-info>
              <dc:creator>Scott Johnson</dc:creator>
              <dc:date>2017-12-18T22:31:00</dc:date>
            </office:change-info>
          </text:insertion>
        </text:changed-region>
        <text:changed-region xml:id="ct107202387276480" text:id="ct107202387276480">
          <text:deletion>
            <office:change-info>
              <dc:creator>Scott Johnson</dc:creator>
              <dc:date>2017-12-18T22:31:00</dc:date>
            </office:change-info>
            <text:p text:style-name="Standard">council member</text:p>
          </text:deletion>
        </text:changed-region>
        <text:changed-region xml:id="ct107202387272640" text:id="ct107202387272640">
          <text:insertion>
            <office:change-info>
              <dc:creator>Scott Johnson</dc:creator>
              <dc:date>2017-12-18T22:31:00</dc:date>
            </office:change-info>
          </text:insertion>
        </text:changed-region>
        <text:changed-region xml:id="ct106102873647168" text:id="ct106102873647168">
          <text:insertion>
            <office:change-info>
              <dc:creator>Scott Johnson</dc:creator>
              <dc:date>2011-10-28T13:43:00</dc:date>
            </office:change-info>
          </text:insertion>
        </text:changed-region>
        <text:changed-region xml:id="ct106102873647360" text:id="ct106102873647360">
          <text:deletion>
            <office:change-info>
              <dc:creator>Scott Johnson</dc:creator>
              <dc:date>2011-10-28T13:43:00</dc:date>
            </office:change-info>
            <text:p text:style-name="Standard">or legal statute or precedent</text:p>
          </text:deletion>
        </text:changed-region>
        <text:changed-region xml:id="ct106102873647552" text:id="ct106102873647552">
          <text:insertion>
            <office:change-info>
              <dc:creator>Scott Johnson</dc:creator>
              <dc:date>2011-10-28T13:43:00</dc:date>
            </office:change-info>
          </text:insertion>
        </text:changed-region>
        <text:changed-region xml:id="ct106102873647744" text:id="ct106102873647744">
          <text:insertion>
            <office:change-info>
              <dc:creator>Scott Johnson</dc:creator>
              <dc:date>2011-10-28T13:43:00</dc:date>
            </office:change-info>
          </text:insertion>
        </text:changed-region>
        <text:changed-region xml:id="ct106102873647936" text:id="ct106102873647936">
          <text:insertion>
            <office:change-info>
              <dc:creator>Scott Johnson</dc:creator>
              <dc:date>2011-10-28T13:44:00</dc:date>
            </office:change-info>
          </text:insertion>
        </text:changed-region>
        <text:changed-region xml:id="ct106102873648128" text:id="ct106102873648128">
          <text:insertion>
            <office:change-info>
              <dc:creator>Scott Johnson</dc:creator>
              <dc:date>2011-10-28T13:44:00</dc:date>
            </office:change-info>
          </text:insertion>
        </text:changed-region>
        <text:changed-region xml:id="ct106102875665216" text:id="ct106102875665216">
          <text:deletion>
            <office:change-info>
              <dc:creator>Scott Johnson</dc:creator>
              <dc:date>2017-12-18T22:31:00</dc:date>
            </office:change-info>
            <text:p text:style-name="Standard">council member</text:p>
          </text:deletion>
        </text:changed-region>
        <text:changed-region xml:id="ct106102875698624" text:id="ct106102875698624">
          <text:insertion>
            <office:change-info>
              <dc:creator>Scott Johnson</dc:creator>
              <dc:date>2017-12-18T22:31:00</dc:date>
            </office:change-info>
          </text:insertion>
        </text:changed-region>
        <text:changed-region xml:id="ct106102875697664" text:id="ct106102875697664">
          <text:deletion>
            <office:change-info>
              <dc:creator>Scott Johnson</dc:creator>
              <dc:date>2017-12-18T22:31:00</dc:date>
            </office:change-info>
            <text:p text:style-name="Standard">council member</text:p>
          </text:deletion>
        </text:changed-region>
        <text:changed-region xml:id="ct106102875699008" text:id="ct106102875699008">
          <text:insertion>
            <office:change-info>
              <dc:creator>Scott Johnson</dc:creator>
              <dc:date>2017-12-18T22:31:00</dc:date>
            </office:change-info>
          </text:insertion>
        </text:changed-region>
        <text:changed-region xml:id="ct107202387336768" text:id="ct107202387336768">
          <text:deletion>
            <office:change-info>
              <dc:creator>Scott Johnson</dc:creator>
              <dc:date>2017-12-18T22:31:00</dc:date>
            </office:change-info>
            <text:p text:style-name="Standard">council member</text:p>
          </text:deletion>
        </text:changed-region>
        <text:changed-region xml:id="ct107202387287040" text:id="ct107202387287040">
          <text:insertion>
            <office:change-info>
              <dc:creator>Scott Johnson</dc:creator>
              <dc:date>2017-12-18T22:31:00</dc:date>
            </office:change-info>
          </text:insertion>
        </text:changed-region>
        <text:changed-region xml:id="ct106652631434368" text:id="ct106652631434368">
          <text:insertion>
            <office:change-info>
              <dc:creator>Scott Johnson</dc:creator>
              <dc:date>2011-10-15T19:18:00</dc:date>
            </office:change-info>
          </text:insertion>
        </text:changed-region>
        <text:changed-region xml:id="ct106652629460288" text:id="ct106652629460288">
          <text:insertion>
            <office:change-info>
              <dc:creator>Scott Johnson</dc:creator>
              <dc:date>2017-12-18T22:30:00</dc:date>
            </office:change-info>
          </text:insertion>
        </text:changed-region>
        <text:changed-region xml:id="ct106652631527680" text:id="ct106652631527680">
          <text:deletion>
            <office:change-info>
              <dc:creator>Scott Johnson</dc:creator>
              <dc:date>2017-12-18T22:30:00</dc:date>
            </office:change-info>
            <text:p text:style-name="Standard">executive council</text:p>
          </text:deletion>
        </text:changed-region>
        <text:changed-region xml:id="ct106652629462784" text:id="ct106652629462784">
          <text:insertion>
            <office:change-info>
              <dc:creator>Scott Johnson</dc:creator>
              <dc:date>2017-12-18T22:30:00</dc:date>
            </office:change-info>
          </text:insertion>
        </text:changed-region>
        <text:changed-region xml:id="ct106102875696896" text:id="ct106102875696896">
          <text:deletion>
            <office:change-info>
              <dc:creator>Scott Johnson</dc:creator>
              <dc:date>2017-12-18T22:31:00</dc:date>
            </office:change-info>
            <text:p text:style-name="Standard">council member</text:p>
          </text:deletion>
        </text:changed-region>
        <text:changed-region xml:id="ct106102873651776" text:id="ct106102873651776">
          <text:insertion>
            <office:change-info>
              <dc:creator>Scott Johnson</dc:creator>
              <dc:date>2017-12-18T22:31:00</dc:date>
            </office:change-info>
          </text:insertion>
        </text:changed-region>
        <text:changed-region xml:id="ct106652631520768" text:id="ct106652631520768">
          <text:deletion>
            <office:change-info>
              <dc:creator>Scott Johnson</dc:creator>
              <dc:date>2017-12-18T22:31:00</dc:date>
            </office:change-info>
            <text:p text:style-name="Standard">council member</text:p>
          </text:deletion>
        </text:changed-region>
        <text:changed-region xml:id="ct106652631500992" text:id="ct106652631500992">
          <text:insertion>
            <office:change-info>
              <dc:creator>Scott Johnson</dc:creator>
              <dc:date>2017-12-18T22:31:00</dc:date>
            </office:change-info>
          </text:insertion>
        </text:changed-region>
        <text:changed-region xml:id="ct106102873652160" text:id="ct106102873652160">
          <text:deletion>
            <office:change-info>
              <dc:creator>Scott Johnson</dc:creator>
              <dc:date>2017-12-18T22:31:00</dc:date>
            </office:change-info>
            <text:p text:style-name="Standard">council member</text:p>
          </text:deletion>
        </text:changed-region>
        <text:changed-region xml:id="ct106102875673856" text:id="ct106102875673856">
          <text:insertion>
            <office:change-info>
              <dc:creator>Scott Johnson</dc:creator>
              <dc:date>2017-12-18T22:31:00</dc:date>
            </office:change-info>
          </text:insertion>
        </text:changed-region>
        <text:changed-region xml:id="ct107202387296256" text:id="ct107202387296256">
          <text:deletion>
            <office:change-info>
              <dc:creator>Scott Johnson</dc:creator>
              <dc:date>2017-12-18T22:31:00</dc:date>
            </office:change-info>
            <text:p text:style-name="Standard">council member</text:p>
          </text:deletion>
        </text:changed-region>
        <text:changed-region xml:id="ct107202385278592" text:id="ct107202385278592">
          <text:insertion>
            <office:change-info>
              <dc:creator>Scott Johnson</dc:creator>
              <dc:date>2017-12-18T22:31:00</dc:date>
            </office:change-info>
          </text:insertion>
        </text:changed-region>
        <text:changed-region xml:id="ct106652631516352" text:id="ct106652631516352">
          <text:deletion>
            <office:change-info>
              <dc:creator>Scott Johnson</dc:creator>
              <dc:date>2017-12-18T22:31:00</dc:date>
            </office:change-info>
            <text:p text:style-name="Standard">council member</text:p>
          </text:deletion>
        </text:changed-region>
        <text:changed-region xml:id="ct106652631515776" text:id="ct106652631515776">
          <text:insertion>
            <office:change-info>
              <dc:creator>Scott Johnson</dc:creator>
              <dc:date>2017-12-18T22:31:00</dc:date>
            </office:change-info>
          </text:insertion>
        </text:changed-region>
        <text:changed-region xml:id="ct105553119872064" text:id="ct105553119872064">
          <text:deletion>
            <office:change-info>
              <dc:creator>Scott Johnson</dc:creator>
              <dc:date>2017-12-18T22:31:00</dc:date>
            </office:change-info>
            <text:p text:style-name="Standard">council member</text:p>
          </text:deletion>
        </text:changed-region>
        <text:changed-region xml:id="ct105553119877632" text:id="ct105553119877632">
          <text:insertion>
            <office:change-info>
              <dc:creator>Scott Johnson</dc:creator>
              <dc:date>2017-12-18T22:31:00</dc:date>
            </office:change-info>
          </text:insertion>
        </text:changed-region>
        <text:changed-region xml:id="ct106652629457792" text:id="ct106652629457792">
          <text:deletion>
            <office:change-info>
              <dc:creator>Scott Johnson</dc:creator>
              <dc:date>2017-12-18T22:30:00</dc:date>
            </office:change-info>
            <text:p text:style-name="Standard">executive council</text:p>
          </text:deletion>
        </text:changed-region>
        <text:changed-region xml:id="ct106652631527872" text:id="ct106652631527872">
          <text:insertion>
            <office:change-info>
              <dc:creator>Scott Johnson</dc:creator>
              <dc:date>2017-12-18T22:30:00</dc:date>
            </office:change-info>
          </text:insertion>
        </text:changed-region>
        <text:changed-region xml:id="ct106652631482368" text:id="ct106652631482368">
          <text:deletion>
            <office:change-info>
              <dc:creator>Scott Johnson</dc:creator>
              <dc:date>2017-12-18T22:30:00</dc:date>
            </office:change-info>
            <text:p text:style-name="Standard">executive council</text:p>
          </text:deletion>
        </text:changed-region>
        <text:changed-region xml:id="ct106652631467776" text:id="ct106652631467776">
          <text:insertion>
            <office:change-info>
              <dc:creator>Scott Johnson</dc:creator>
              <dc:date>2017-12-18T22:30:00</dc:date>
            </office:change-info>
          </text:insertion>
        </text:changed-region>
        <text:changed-region xml:id="ct106102875702080" text:id="ct106102875702080">
          <text:deletion>
            <office:change-info>
              <dc:creator>Scott Johnson</dc:creator>
              <dc:date>2017-12-18T22:31:00</dc:date>
            </office:change-info>
            <text:p text:style-name="Standard">council member</text:p>
          </text:deletion>
        </text:changed-region>
        <text:changed-region xml:id="ct106102875701696" text:id="ct106102875701696">
          <text:insertion>
            <office:change-info>
              <dc:creator>Scott Johnson</dc:creator>
              <dc:date>2017-12-18T22:31:00</dc:date>
            </office:change-info>
          </text:insertion>
        </text:changed-region>
        <text:changed-region xml:id="ct106102873652544" text:id="ct106102873652544">
          <text:deletion>
            <office:change-info>
              <dc:creator>Scott Johnson</dc:creator>
              <dc:date>2017-12-18T22:32:00</dc:date>
            </office:change-info>
            <text:p text:style-name="Standard">council member</text:p>
          </text:deletion>
        </text:changed-region>
        <text:changed-region xml:id="ct106102873652352" text:id="ct106102873652352">
          <text:insertion>
            <office:change-info>
              <dc:creator>Scott Johnson</dc:creator>
              <dc:date>2017-12-18T22:32:00</dc:date>
            </office:change-info>
          </text:insertion>
        </text:changed-region>
        <text:changed-region xml:id="ct106102875702656" text:id="ct106102875702656">
          <text:deletion>
            <office:change-info>
              <dc:creator>Scott Johnson</dc:creator>
              <dc:date>2017-12-18T22:32:00</dc:date>
            </office:change-info>
            <text:p text:style-name="Standard">council member</text:p>
          </text:deletion>
        </text:changed-region>
        <text:changed-region xml:id="ct106102875704768" text:id="ct106102875704768">
          <text:insertion>
            <office:change-info>
              <dc:creator>Scott Johnson</dc:creator>
              <dc:date>2017-12-18T22:32:00</dc:date>
            </office:change-info>
          </text:insertion>
        </text:changed-region>
        <text:changed-region xml:id="ct106102875696512" text:id="ct106102875696512">
          <text:deletion>
            <office:change-info>
              <dc:creator>Scott Johnson</dc:creator>
              <dc:date>2017-12-18T22:32:00</dc:date>
            </office:change-info>
            <text:p text:style-name="Standard">council member</text:p>
          </text:deletion>
        </text:changed-region>
        <text:changed-region xml:id="ct106102875702272" text:id="ct106102875702272">
          <text:insertion>
            <office:change-info>
              <dc:creator>Scott Johnson</dc:creator>
              <dc:date>2017-12-18T22:32:00</dc:date>
            </office:change-info>
          </text:insertion>
        </text:changed-region>
        <text:changed-region xml:id="ct106102873652736" text:id="ct106102873652736">
          <text:deletion>
            <office:change-info>
              <dc:creator>Scott Johnson</dc:creator>
              <dc:date>2017-12-18T22:32:00</dc:date>
            </office:change-info>
            <text:p text:style-name="Standard">council member</text:p>
          </text:deletion>
        </text:changed-region>
        <text:changed-region xml:id="ct106102875702848" text:id="ct106102875702848">
          <text:insertion>
            <office:change-info>
              <dc:creator>Scott Johnson</dc:creator>
              <dc:date>2017-12-18T22:32:00</dc:date>
            </office:change-info>
          </text:insertion>
        </text:changed-region>
        <text:changed-region xml:id="ct106652631483136" text:id="ct106652631483136">
          <text:deletion>
            <office:change-info>
              <dc:creator>Scott Johnson</dc:creator>
              <dc:date>2017-12-18T22:30:00</dc:date>
            </office:change-info>
            <text:p text:style-name="Standard">executive council</text:p>
          </text:deletion>
        </text:changed-region>
        <text:changed-region xml:id="ct106652631481792" text:id="ct106652631481792">
          <text:insertion>
            <office:change-info>
              <dc:creator>Scott Johnson</dc:creator>
              <dc:date>2017-12-18T22:30:00</dc:date>
            </office:change-info>
          </text:insertion>
        </text:changed-region>
        <text:changed-region xml:id="ct106652631484480" text:id="ct106652631484480">
          <text:deletion>
            <office:change-info>
              <dc:creator>Scott Johnson</dc:creator>
              <dc:date>2017-12-18T22:30:00</dc:date>
            </office:change-info>
            <text:p text:style-name="Standard">executive council</text:p>
          </text:deletion>
        </text:changed-region>
        <text:changed-region xml:id="ct106652631483904" text:id="ct106652631483904">
          <text:insertion>
            <office:change-info>
              <dc:creator>Scott Johnson</dc:creator>
              <dc:date>2017-12-18T22:30:00</dc:date>
            </office:change-info>
          </text:insertion>
        </text:changed-region>
        <text:changed-region xml:id="ct106652631485056" text:id="ct106652631485056">
          <text:deletion>
            <office:change-info>
              <dc:creator>Scott Johnson</dc:creator>
              <dc:date>2017-12-18T22:30:00</dc:date>
            </office:change-info>
            <text:p text:style-name="Standard">executive council</text:p>
          </text:deletion>
        </text:changed-region>
        <text:changed-region xml:id="ct106652631484096" text:id="ct106652631484096">
          <text:insertion>
            <office:change-info>
              <dc:creator>Scott Johnson</dc:creator>
              <dc:date>2017-12-18T22:30:00</dc:date>
            </office:change-info>
          </text:insertion>
        </text:changed-region>
        <text:changed-region xml:id="ct106652631477568" text:id="ct106652631477568">
          <text:deletion>
            <office:change-info>
              <dc:creator>Scott Johnson</dc:creator>
              <dc:date>2017-12-18T22:32:00</dc:date>
            </office:change-info>
            <text:p text:style-name="Standard">council member</text:p>
          </text:deletion>
        </text:changed-region>
        <text:changed-region xml:id="ct106652631515392" text:id="ct106652631515392">
          <text:insertion>
            <office:change-info>
              <dc:creator>Scott Johnson</dc:creator>
              <dc:date>2017-12-18T22:32:00</dc:date>
            </office:change-info>
          </text:insertion>
        </text:changed-region>
        <text:changed-region xml:id="ct106652631486784" text:id="ct106652631486784">
          <text:deletion>
            <office:change-info>
              <dc:creator>Scott Johnson</dc:creator>
              <dc:date>2017-12-18T22:30:00</dc:date>
            </office:change-info>
            <text:p text:style-name="Standard">executive council</text:p>
          </text:deletion>
        </text:changed-region>
        <text:changed-region xml:id="ct106652631486592" text:id="ct106652631486592">
          <text:insertion>
            <office:change-info>
              <dc:creator>Scott Johnson</dc:creator>
              <dc:date>2017-12-18T22:30:00</dc:date>
            </office:change-info>
          </text:insertion>
        </text:changed-region>
        <text:changed-region xml:id="ct107202385251328" text:id="ct107202385251328">
          <text:insertion>
            <office:change-info>
              <dc:creator>Scott Johnson</dc:creator>
              <dc:date>2011-10-15T19:09:00</dc:date>
            </office:change-info>
          </text:insertion>
        </text:changed-region>
        <text:changed-region xml:id="ct106102875705152" text:id="ct106102875705152">
          <text:deletion>
            <office:change-info>
              <dc:creator>Scott Johnson</dc:creator>
              <dc:date>2017-12-18T22:32:00</dc:date>
            </office:change-info>
            <text:p text:style-name="Standard">council member</text:p>
          </text:deletion>
        </text:changed-region>
        <text:changed-region xml:id="ct106102875704384" text:id="ct106102875704384">
          <text:insertion>
            <office:change-info>
              <dc:creator>Scott Johnson</dc:creator>
              <dc:date>2017-12-18T22:32:00</dc:date>
            </office:change-info>
          </text:insertion>
        </text:changed-region>
        <text:changed-region xml:id="ct107202387276288" text:id="ct107202387276288">
          <text:deletion>
            <office:change-info>
              <dc:creator>Scott Johnson</dc:creator>
              <dc:date>2017-12-18T22:32:00</dc:date>
            </office:change-info>
            <text:p text:style-name="Standard">council member</text:p>
          </text:deletion>
        </text:changed-region>
        <text:changed-region xml:id="ct107202387285888" text:id="ct107202387285888">
          <text:insertion>
            <office:change-info>
              <dc:creator>Scott Johnson</dc:creator>
              <dc:date>2017-12-18T22:32:00</dc:date>
            </office:change-info>
          </text:insertion>
        </text:changed-region>
        <text:changed-region xml:id="ct106652631489856" text:id="ct106652631489856">
          <text:deletion>
            <office:change-info>
              <dc:creator>Scott Johnson</dc:creator>
              <dc:date>2017-12-18T22:30:00</dc:date>
            </office:change-info>
            <text:p text:style-name="Standard">executive council</text:p>
          </text:deletion>
        </text:changed-region>
        <text:changed-region xml:id="ct106652631491392" text:id="ct106652631491392">
          <text:insertion>
            <office:change-info>
              <dc:creator>Scott Johnson</dc:creator>
              <dc:date>2017-12-18T22:30:00</dc:date>
            </office:change-info>
          </text:insertion>
        </text:changed-region>
        <text:changed-region xml:id="ct107202387258240" text:id="ct107202387258240">
          <text:deletion>
            <office:change-info>
              <dc:creator>Scott Johnson</dc:creator>
              <dc:date>2017-12-18T22:32:00</dc:date>
            </office:change-info>
            <text:p text:style-name="Standard">council member</text:p>
          </text:deletion>
        </text:changed-region>
        <text:changed-region xml:id="ct107202387256512" text:id="ct107202387256512">
          <text:insertion>
            <office:change-info>
              <dc:creator>Scott Johnson</dc:creator>
              <dc:date>2017-12-18T22:32:00</dc:date>
            </office:change-info>
          </text:insertion>
        </text:changed-region>
        <text:changed-region xml:id="ct105553119912384" text:id="ct105553119912384">
          <text:deletion>
            <office:change-info>
              <dc:creator>Scott Johnson</dc:creator>
              <dc:date>2017-12-18T22:32:00</dc:date>
            </office:change-info>
            <text:p text:style-name="Standard">council member</text:p>
          </text:deletion>
        </text:changed-region>
        <text:changed-region xml:id="ct105553119836160" text:id="ct105553119836160">
          <text:insertion>
            <office:change-info>
              <dc:creator>Scott Johnson</dc:creator>
              <dc:date>2017-12-18T22:32:00</dc:date>
            </office:change-info>
          </text:insertion>
        </text:changed-region>
        <text:changed-region xml:id="ct106102873642560" text:id="ct106102873642560">
          <text:insertion>
            <office:change-info>
              <dc:creator>Scott Johnson</dc:creator>
              <dc:date>2017-12-18T22:32:00</dc:date>
            </office:change-info>
          </text:insertion>
        </text:changed-region>
        <text:changed-region xml:id="ct105553119919680" text:id="ct105553119919680">
          <text:insertion>
            <office:change-info>
              <dc:creator>Scott Johnson</dc:creator>
              <dc:date>2017-12-18T22:33:00</dc:date>
            </office:change-info>
          </text:insertion>
        </text:changed-region>
        <text:changed-region xml:id="ct106652631486976" text:id="ct106652631486976">
          <text:insertion>
            <office:change-info>
              <dc:creator>Scott Johnson</dc:creator>
              <dc:date>2017-12-18T22:35:00</dc:date>
            </office:change-info>
          </text:insertion>
        </text:changed-region>
        <text:changed-region xml:id="ct106102875620096" text:id="ct106102875620096">
          <text:insertion>
            <office:change-info>
              <dc:creator>Scott Johnson</dc:creator>
              <dc:date>2017-12-18T22:34:00</dc:date>
            </office:change-info>
          </text:insertion>
        </text:changed-region>
        <text:changed-region xml:id="ct107202387323712" text:id="ct107202387323712">
          <text:insertion>
            <office:change-info>
              <dc:creator>Scott Johnson</dc:creator>
              <dc:date>2017-12-18T22:35:00</dc:date>
            </office:change-info>
          </text:insertion>
        </text:changed-region>
        <text:changed-region xml:id="ct107202387349632" text:id="ct107202387349632">
          <text:insertion>
            <office:change-info>
              <dc:creator>Scott Johnson</dc:creator>
              <dc:date>2017-12-18T22:36:00</dc:date>
            </office:change-info>
          </text:insertion>
        </text:changed-region>
        <text:changed-region xml:id="ct106102873643328" text:id="ct106102873643328">
          <text:insertion>
            <office:change-info>
              <dc:creator>Scott Johnson</dc:creator>
              <dc:date>2011-10-15T19:09:00</dc:date>
            </office:change-info>
          </text:insertion>
        </text:changed-region>
        <text:changed-region xml:id="ct106102873648320" text:id="ct106102873648320">
          <text:insertion>
            <office:change-info>
              <dc:creator>Scott Johnson</dc:creator>
              <dc:date>2011-10-15T19:10:00</dc:date>
            </office:change-info>
          </text:insertion>
        </text:changed-region>
        <text:changed-region xml:id="ct106102873648512" text:id="ct106102873648512">
          <text:insertion>
            <office:change-info>
              <dc:creator>Scott Johnson</dc:creator>
              <dc:date>2011-10-15T19:11:00</dc:date>
            </office:change-info>
          </text:insertion>
        </text:changed-region>
        <text:changed-region xml:id="ct106102873648704" text:id="ct106102873648704">
          <text:insertion>
            <office:change-info>
              <dc:creator>Scott Johnson</dc:creator>
              <dc:date>2011-07-21T11:51:00</dc:date>
            </office:change-info>
          </text:insertion>
        </text:changed-region>
        <text:changed-region xml:id="ct106102873648896" text:id="ct106102873648896">
          <text:deletion>
            <office:change-info>
              <dc:creator>Scott Johnson</dc:creator>
              <dc:date>2011-07-21T11:51:00</dc:date>
            </office:change-info>
            <text:p text:style-name="Standard">company</text:p>
          </text:deletion>
        </text:changed-region>
        <text:changed-region xml:id="ct106102875696128" text:id="ct106102875696128">
          <text:deletion>
            <office:change-info>
              <dc:creator>Scott Johnson</dc:creator>
              <dc:date>2017-12-18T22:32:00</dc:date>
            </office:change-info>
            <text:p text:style-name="Standard">council member</text:p>
          </text:deletion>
        </text:changed-region>
        <text:changed-region xml:id="ct106102875696704" text:id="ct106102875696704">
          <text:insertion>
            <office:change-info>
              <dc:creator>Scott Johnson</dc:creator>
              <dc:date>2017-12-18T22:32:00</dc:date>
            </office:change-info>
          </text:insertion>
        </text:changed-region>
        <text:changed-region xml:id="ct106102875695744" text:id="ct106102875695744">
          <text:deletion>
            <office:change-info>
              <dc:creator>Scott Johnson</dc:creator>
              <dc:date>2017-12-18T22:32:00</dc:date>
            </office:change-info>
            <text:p text:style-name="Standard">council member</text:p>
          </text:deletion>
        </text:changed-region>
        <text:changed-region xml:id="ct106102875703808" text:id="ct106102875703808">
          <text:insertion>
            <office:change-info>
              <dc:creator>Scott Johnson</dc:creator>
              <dc:date>2017-12-18T22:32:00</dc:date>
            </office:change-info>
          </text:insertion>
        </text:changed-region>
        <text:changed-region xml:id="ct106102873649088" text:id="ct106102873649088">
          <text:insertion>
            <office:change-info>
              <dc:creator>Scott Johnson</dc:creator>
              <dc:date>2011-10-15T19:11:00</dc:date>
            </office:change-info>
          </text:insertion>
        </text:changed-region>
        <text:changed-region xml:id="ct106102873649280" text:id="ct106102873649280">
          <text:deletion>
            <office:change-info>
              <dc:creator>Scott Johnson</dc:creator>
              <dc:date>2011-10-15T19:11:00</dc:date>
            </office:change-info>
            <text:p text:style-name="Standard">Officer</text:p>
          </text:deletion>
        </text:changed-region>
        <text:changed-region xml:id="ct106102873649664" text:id="ct106102873649664">
          <text:deletion>
            <office:change-info>
              <dc:creator>Scott Johnson</dc:creator>
              <dc:date>2011-10-15T19:12:00</dc:date>
            </office:change-info>
            <text:p text:style-name="Standard">Board of Directors</text:p>
          </text:deletion>
        </text:changed-region>
        <text:changed-region xml:id="ct106652631491584" text:id="ct106652631491584">
          <text:insertion>
            <office:change-info>
              <dc:creator>Scott Johnson</dc:creator>
              <dc:date>2017-12-18T22:30:00</dc:date>
            </office:change-info>
          </text:insertion>
        </text:changed-region>
        <text:changed-region xml:id="ct106102873649856" text:id="ct106102873649856">
          <text:deletion>
            <office:change-info>
              <dc:creator>Scott Johnson</dc:creator>
              <dc:date>2011-07-21T11:51:00</dc:date>
            </office:change-info>
            <text:p text:style-name="Standard">company</text:p>
          </text:deletion>
        </text:changed-region>
        <text:changed-region xml:id="ct106102873650048" text:id="ct106102873650048">
          <text:insertion>
            <office:change-info>
              <dc:creator>Scott Johnson</dc:creator>
              <dc:date>2011-07-21T11:51:00</dc:date>
            </office:change-info>
          </text:insertion>
        </text:changed-region>
        <text:changed-region xml:id="ct105553121936768" text:id="ct105553121936768">
          <text:deletion>
            <office:change-info>
              <dc:creator>Scott Johnson</dc:creator>
              <dc:date>2017-12-18T22:32:00</dc:date>
            </office:change-info>
            <text:p text:style-name="Standard">council member</text:p>
          </text:deletion>
        </text:changed-region>
        <text:changed-region xml:id="ct105553117831168" text:id="ct105553117831168">
          <text:insertion>
            <office:change-info>
              <dc:creator>Scott Johnson</dc:creator>
              <dc:date>2017-12-18T22:32:00</dc:date>
            </office:change-info>
          </text:insertion>
        </text:changed-region>
        <text:changed-region xml:id="ct105553117820992" text:id="ct105553117820992">
          <text:insertion>
            <office:change-info>
              <dc:creator>Scott Johnson</dc:creator>
              <dc:date>2012-09-06T14:02:00</dc:date>
            </office:change-info>
          </text:insertion>
        </text:changed-region>
        <text:changed-region xml:id="ct105553119867456" text:id="ct105553119867456">
          <text:insertion>
            <office:change-info>
              <dc:creator>Scott Johnson</dc:creator>
              <dc:date>2017-12-18T22:36:00</dc:date>
            </office:change-info>
          </text:insertion>
        </text:changed-region>
        <text:changed-region xml:id="ct105553121939072" text:id="ct105553121939072">
          <text:deletion>
            <office:change-info>
              <dc:creator>Scott Johnson</dc:creator>
              <dc:date>2017-12-18T22:32:00</dc:date>
            </office:change-info>
            <text:p text:style-name="Standard">council member</text:p>
          </text:deletion>
        </text:changed-region>
        <text:changed-region xml:id="ct105553121937152" text:id="ct105553121937152">
          <text:insertion>
            <office:change-info>
              <dc:creator>Scott Johnson</dc:creator>
              <dc:date>2017-12-18T22:32:00</dc:date>
            </office:change-info>
          </text:insertion>
        </text:changed-region>
        <text:changed-region xml:id="ct105553119813312" text:id="ct105553119813312">
          <text:deletion>
            <office:change-info>
              <dc:creator>Scott Johnson</dc:creator>
              <dc:date>2011-07-21T11:51:00</dc:date>
            </office:change-info>
            <text:p text:style-name="Standard">company</text:p>
          </text:deletion>
        </text:changed-region>
        <text:changed-region xml:id="ct105553119807552" text:id="ct105553119807552">
          <text:insertion>
            <office:change-info>
              <dc:creator>Scott Johnson</dc:creator>
              <dc:date>2011-07-21T11:51:00</dc:date>
            </office:change-info>
          </text:insertion>
        </text:changed-region>
        <text:changed-region xml:id="ct105553119881088" text:id="ct105553119881088">
          <text:insertion>
            <office:change-info>
              <dc:creator>Scott Johnson</dc:creator>
              <dc:date>2017-12-18T22:36:00</dc:date>
            </office:change-info>
          </text:insertion>
        </text:changed-region>
        <text:changed-region xml:id="ct107202387330240" text:id="ct107202387330240">
          <text:deletion>
            <office:change-info>
              <dc:creator>Scott Johnson</dc:creator>
              <dc:date>2017-12-18T22:36:00</dc:date>
            </office:change-info>
            <text:p text:style-name="P3">VIII</text:p>
          </text:deletion>
        </text:changed-region>
        <text:changed-region xml:id="ct107202387269952" text:id="ct107202387269952">
          <text:insertion>
            <office:change-info>
              <dc:creator>Scott Johnson</dc:creator>
              <dc:date>2017-12-18T22:36:00</dc:date>
            </office:change-info>
          </text:insertion>
        </text:changed-region>
        <text:changed-region xml:id="ct105553117838656" text:id="ct105553117838656">
          <text:deletion>
            <office:change-info>
              <dc:creator>Scott Johnson</dc:creator>
              <dc:date>2011-07-21T11:51:00</dc:date>
            </office:change-info>
            <text:p text:style-name="Standard">company</text:p>
          </text:deletion>
        </text:changed-region>
        <text:changed-region xml:id="ct105553119813504" text:id="ct105553119813504">
          <text:insertion>
            <office:change-info>
              <dc:creator>Scott Johnson</dc:creator>
              <dc:date>2011-07-21T11:51:00</dc:date>
            </office:change-info>
          </text:insertion>
        </text:changed-region>
        <text:changed-region xml:id="ct106102875703424" text:id="ct106102875703424">
          <text:deletion>
            <office:change-info>
              <dc:creator>Scott Johnson</dc:creator>
              <dc:date>2017-12-18T22:28:00</dc:date>
            </office:change-info>
            <text:p text:style-name="Standard">Executive Council</text:p>
          </text:deletion>
        </text:changed-region>
        <text:changed-region xml:id="ct105553117796032" text:id="ct105553117796032">
          <text:insertion>
            <office:change-info>
              <dc:creator>Scott Johnson</dc:creator>
              <dc:date>2017-12-18T22:28:00</dc:date>
            </office:change-info>
          </text:insertion>
        </text:changed-region>
        <text:changed-region xml:id="ct105553117827136" text:id="ct105553117827136">
          <text:deletion>
            <office:change-info>
              <dc:creator>Scott Johnson</dc:creator>
              <dc:date>2017-12-18T22:36:00</dc:date>
            </office:change-info>
            <text:p text:style-name="Standard"><text:s/></text:p>
          </text:deletion>
        </text:changed-region>
        <text:changed-region xml:id="ct106102875694208" text:id="ct106102875694208">
          <text:deletion>
            <office:change-info>
              <dc:creator>Scott Johnson</dc:creator>
              <dc:date>2017-12-18T22:36:00</dc:date>
            </office:change-info>
            <text:p text:style-name="Standard">No voting by proxy will be allowed during this election.</text:p>
          </text:deletion>
        </text:changed-region>
        <text:changed-region xml:id="ct105553117833664" text:id="ct105553117833664">
          <text:insertion>
            <office:change-info>
              <dc:creator>Scott Johnson</dc:creator>
              <dc:date>2012-06-30T13:30:00</dc:date>
            </office:change-info>
          </text:insertion>
        </text:changed-region>
        <text:changed-region xml:id="ct105553119805440" text:id="ct105553119805440">
          <text:insertion>
            <office:change-info>
              <dc:creator>Scott Johnson</dc:creator>
              <dc:date>2012-06-30T13:31:00</dc:date>
            </office:change-info>
          </text:insertion>
        </text:changed-region>
        <text:changed-region xml:id="ct105553117837504" text:id="ct105553117837504">
          <text:insertion>
            <office:change-info>
              <dc:creator>Scott Johnson</dc:creator>
              <dc:date>2012-06-30T13:31:00</dc:date>
            </office:change-info>
          </text:insertion>
        </text:changed-region>
        <text:changed-region xml:id="ct105553117839040" text:id="ct105553117839040">
          <text:deletion>
            <office:change-info>
              <dc:creator>Scott Johnson</dc:creator>
              <dc:date>2012-06-30T13:31:00</dc:date>
            </office:change-info>
            <text:p text:style-name="P3">II</text:p>
          </text:deletion>
        </text:changed-region>
        <text:changed-region xml:id="ct105553121940992" text:id="ct105553121940992">
          <text:deletion>
            <office:change-info>
              <dc:creator>Scott Johnson</dc:creator>
              <dc:date>2017-12-18T22:29:00</dc:date>
            </office:change-info>
            <text:p text:style-name="Standard">Executive Council</text:p>
          </text:deletion>
        </text:changed-region>
        <text:changed-region xml:id="ct105553117827328" text:id="ct105553117827328">
          <text:insertion>
            <office:change-info>
              <dc:creator>Scott Johnson</dc:creator>
              <dc:date>2017-12-18T22:29:00</dc:date>
            </office:change-info>
          </text:insertion>
        </text:changed-region>
        <text:changed-region xml:id="ct105553119930048" text:id="ct105553119930048">
          <text:deletion>
            <office:change-info>
              <dc:creator>Scott Johnson</dc:creator>
              <dc:date>2017-12-18T22:29:00</dc:date>
            </office:change-info>
            <text:p text:style-name="Standard">Executive Council</text:p>
          </text:deletion>
        </text:changed-region>
        <text:changed-region xml:id="ct105553119911040" text:id="ct105553119911040">
          <text:insertion>
            <office:change-info>
              <dc:creator>Scott Johnson</dc:creator>
              <dc:date>2017-12-18T22:29:00</dc:date>
            </office:change-info>
          </text:insertion>
        </text:changed-region>
        <text:changed-region xml:id="ct107202385258816" text:id="ct107202385258816">
          <text:deletion>
            <office:change-info>
              <dc:creator>Scott Johnson</dc:creator>
              <dc:date>2017-12-18T22:29:00</dc:date>
            </office:change-info>
            <text:p text:style-name="Standard">Executive Council</text:p>
          </text:deletion>
        </text:changed-region>
        <text:changed-region xml:id="ct107202387331200" text:id="ct107202387331200">
          <text:insertion>
            <office:change-info>
              <dc:creator>Scott Johnson</dc:creator>
              <dc:date>2017-12-18T22:29:00</dc:date>
            </office:change-info>
          </text:insertion>
        </text:changed-region>
        <text:changed-region xml:id="ct107202387331008" text:id="ct107202387331008">
          <text:deletion>
            <office:change-info>
              <dc:creator>Scott Johnson</dc:creator>
              <dc:date>2017-12-18T22:29:00</dc:date>
            </office:change-info>
            <text:p text:style-name="Standard">Executive Council</text:p>
          </text:deletion>
        </text:changed-region>
        <text:changed-region xml:id="ct107202387258048" text:id="ct107202387258048">
          <text:insertion>
            <office:change-info>
              <dc:creator>Scott Johnson</dc:creator>
              <dc:date>2017-12-18T22:29:00</dc:date>
            </office:change-info>
          </text:insertion>
        </text:changed-region>
        <text:changed-region xml:id="ct106652629465664" text:id="ct106652629465664">
          <text:deletion>
            <office:change-info>
              <dc:creator>Scott Johnson</dc:creator>
              <dc:date>2017-12-18T22:29:00</dc:date>
            </office:change-info>
            <text:p text:style-name="Standard">Executive Council</text:p>
          </text:deletion>
        </text:changed-region>
        <text:changed-region xml:id="ct106652629465280" text:id="ct106652629465280">
          <text:insertion>
            <office:change-info>
              <dc:creator>Scott Johnson</dc:creator>
              <dc:date>2017-12-18T22:29:00</dc:date>
            </office:change-info>
          </text:insertion>
        </text:changed-region>
        <text:changed-region xml:id="ct106652629449152" text:id="ct106652629449152">
          <text:insertion>
            <office:change-info>
              <dc:creator>Scott Johnson</dc:creator>
              <dc:date>2011-10-15T19:17:00</dc:date>
            </office:change-info>
          </text:insertion>
        </text:changed-region>
        <text:changed-region xml:id="ct106652629456064" text:id="ct106652629456064">
          <text:deletion>
            <office:change-info>
              <dc:creator>Scott Johnson</dc:creator>
              <dc:date>2012-06-30T13:31:00</dc:date>
            </office:change-info>
            <text:p text:style-name="P3">I</text:p>
          </text:deletion>
        </text:changed-region>
        <text:changed-region xml:id="ct106652629463360" text:id="ct106652629463360">
          <text:deletion>
            <office:change-info>
              <dc:creator>Scott Johnson</dc:creator>
              <dc:date>2017-12-18T22:29:00</dc:date>
            </office:change-info>
            <text:p text:style-name="Standard">Executive Council</text:p>
          </text:deletion>
        </text:changed-region>
        <text:changed-region xml:id="ct106652631464512" text:id="ct106652631464512">
          <text:insertion>
            <office:change-info>
              <dc:creator>Scott Johnson</dc:creator>
              <dc:date>2017-12-18T22:29:00</dc:date>
            </office:change-info>
          </text:insertion>
        </text:changed-region>
        <text:changed-region xml:id="ct107202387253824" text:id="ct107202387253824">
          <text:deletion>
            <office:change-info>
              <dc:creator>Scott Johnson</dc:creator>
              <dc:date>2017-12-18T22:29:00</dc:date>
            </office:change-info>
            <text:p text:style-name="Standard">Executive Council</text:p>
          </text:deletion>
        </text:changed-region>
        <text:changed-region xml:id="ct107202387252288" text:id="ct107202387252288">
          <text:insertion>
            <office:change-info>
              <dc:creator>Scott Johnson</dc:creator>
              <dc:date>2017-12-18T22:29:00</dc:date>
            </office:change-info>
          </text:insertion>
        </text:changed-region>
        <text:changed-region xml:id="ct106652629444352" text:id="ct106652629444352">
          <text:insertion>
            <office:change-info>
              <dc:creator>Scott Johnson</dc:creator>
              <dc:date>2011-10-15T19:13:00</dc:date>
            </office:change-info>
          </text:insertion>
        </text:changed-region>
        <text:changed-region xml:id="ct106652629452800" text:id="ct106652629452800">
          <text:insertion>
            <office:change-info>
              <dc:creator>Scott Johnson</dc:creator>
              <dc:date>2012-06-30T13:31:00</dc:date>
            </office:change-info>
          </text:insertion>
        </text:changed-region>
        <text:changed-region xml:id="ct107202385230208" text:id="ct107202385230208">
          <text:deletion>
            <office:change-info>
              <dc:creator>Scott Johnson</dc:creator>
              <dc:date>2017-12-18T22:29:00</dc:date>
            </office:change-info>
            <text:p text:style-name="Standard">executive council</text:p>
          </text:deletion>
        </text:changed-region>
        <text:changed-region xml:id="ct107202387254208" text:id="ct107202387254208">
          <text:insertion>
            <office:change-info>
              <dc:creator>Scott Johnson</dc:creator>
              <dc:date>2017-12-18T22:29:00</dc:date>
            </office:change-info>
          </text:insertion>
        </text:changed-region>
        <text:changed-region xml:id="ct107202387251904" text:id="ct107202387251904">
          <text:deletion>
            <office:change-info>
              <dc:creator>Scott Johnson</dc:creator>
              <dc:date>2017-12-18T22:29:00</dc:date>
            </office:change-info>
            <text:p text:style-name="Standard">Executive Council</text:p>
          </text:deletion>
        </text:changed-region>
        <text:changed-region xml:id="ct107202385255744" text:id="ct107202385255744">
          <text:insertion>
            <office:change-info>
              <dc:creator>Scott Johnson</dc:creator>
              <dc:date>2017-12-18T22:29:00</dc:date>
            </office:change-info>
          </text:insertion>
        </text:changed-region>
        <text:changed-region xml:id="ct106652629455872" text:id="ct106652629455872">
          <text:insertion>
            <office:change-info>
              <dc:creator>Scott Johnson</dc:creator>
              <dc:date>2012-06-30T13:31:00</dc:date>
            </office:change-info>
          </text:insertion>
        </text:changed-region>
        <text:changed-region xml:id="ct106652629451456" text:id="ct106652629451456">
          <text:deletion>
            <office:change-info>
              <dc:creator>Scott Johnson</dc:creator>
              <dc:date>2011-07-21T11:51:00</dc:date>
            </office:change-info>
            <text:p text:style-name="Standard">company</text:p>
          </text:deletion>
        </text:changed-region>
        <text:changed-region xml:id="ct106652629453952" text:id="ct106652629453952">
          <text:insertion>
            <office:change-info>
              <dc:creator>Scott Johnson</dc:creator>
              <dc:date>2011-07-21T11:51:00</dc:date>
            </office:change-info>
          </text:insertion>
        </text:changed-region>
        <text:changed-region xml:id="ct106102875668480" text:id="ct106102875668480">
          <text:deletion>
            <office:change-info>
              <dc:creator>Scott Johnson</dc:creator>
              <dc:date>2017-12-18T22:29:00</dc:date>
            </office:change-info>
            <text:p text:style-name="Standard">Executive Council</text:p>
          </text:deletion>
        </text:changed-region>
        <text:changed-region xml:id="ct106102875672320" text:id="ct106102875672320">
          <text:insertion>
            <office:change-info>
              <dc:creator>Scott Johnson</dc:creator>
              <dc:date>2017-12-18T22:29:00</dc:date>
            </office:change-info>
          </text:insertion>
        </text:changed-region>
        <text:changed-region xml:id="ct105553121939456" text:id="ct105553121939456">
          <text:deletion>
            <office:change-info>
              <dc:creator>Scott Johnson</dc:creator>
              <dc:date>2017-12-18T22:29:00</dc:date>
            </office:change-info>
            <text:p text:style-name="Standard">Executive Council</text:p>
          </text:deletion>
        </text:changed-region>
        <text:changed-region xml:id="ct105553119850944" text:id="ct105553119850944">
          <text:insertion>
            <office:change-info>
              <dc:creator>Scott Johnson</dc:creator>
              <dc:date>2017-12-18T2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itution and By-Laws of </text:p>
      <text:p text:style-name="P1"><text:change-start text:change-id="ct107202385263424"/>Wu Chi Kung Fu Association<text:change-end text:change-id="ct107202385263424"/><text:change text:change-id="ct107202385242880"/></text:p>
      <text:p text:style-name="P2"><text:change-start text:change-id="ct107202385231552"/>3802 Minnesota 13, Floor 2<text:change-end text:change-id="ct107202385231552"/><text:change text:change-id="ct107202385250944"/></text:p>
      <text:p text:style-name="P2"><text:change-start text:change-id="ct106102873642944"/>Burnsville, MN, 55337<text:change-end text:change-id="ct106102873642944"/><text:change text:change-id="ct106102873640832"/></text:p>
      <text:p text:style-name="P3"/>
      <text:p text:style-name="P3">CONSTITUTION OF THE ASSOCIATION</text:p>
      <text:p text:style-name="P3"/>
      <text:p text:style-name="P3">Article I: Name and Purpose</text:p>
      <text:p text:style-name="Standard"/>
      <text:list xml:id="list7197979561526599534" text:style-name="L1">
        <text:list-item>
          <text:p text:style-name="P8">The name of this association shall be Wu Chi <text:change-start text:change-id="ct106652629462208"/>Kung Fu Association<text:change-end text:change-id="ct106652629462208"/><text:change text:change-id="ct106652629445504"/>.</text:p>
          <text:p text:style-name="P8"/>
        </text:list-item>
        <text:list-item>
          <text:p text:style-name="P8">The purpose of this association shall be the physical, mental and spiritual development of its members through study of the martial arts, the development of fellowship through events, meetings, and activities, <text:change text:change-id="ct106652629445888"/>advancement of values and ethics to enable a better society<text:change-start text:change-id="ct106652629461824"/>, and any activities deemed necessary for the preservation and furtherance of the association<text:change-end text:change-id="ct106652629461824"/>.</text:p>
          <text:p text:style-name="P8"/>
        </text:list-item>
        <text:list-item>
          <text:p text:style-name="P8">The location of this association shall be in the city of <text:change-start text:change-id="ct106652631436096"/>Burnsville<text:change-end text:change-id="ct106652631436096"/><text:change text:change-id="ct106652629457408"/>, Minnesota.</text:p>
        </text:list-item>
      </text:list>
      <text:p text:style-name="Standard"/>
      <text:p text:style-name="P3">Article II: Government</text:p>
      <text:p text:style-name="Standard"/>
      <text:list xml:id="list5392914591317720738" text:style-name="L2">
        <text:list-item>
          <text:p text:style-name="P9"><text:change-start text:change-id="ct107202385264960"/>Wu Chi Kung Fu Association<text:change-end text:change-id="ct107202385264960"/><text:change text:change-id="ct107202385264384"/> shall be governed by this constitution, together with amendments to the same, by by-laws enacted to provide for those governmental functions of a more routine nature, and by a council of members charged with protection, interpretation, and modification of these documents when necessary.</text:p>
          <text:p text:style-name="P9"/>
        </text:list-item>
        <text:list-item>
          <text:p text:style-name="P9">The by-laws of this association shall be adopted and changes thereto enacted by an affirmative vote of not less than two-thirds of the members of the <text:change text:change-id="ct107202387273408"/><text:change-start text:change-id="ct107202387275520"/>College of Black Belts<text:change-end text:change-id="ct107202387275520"/><text:change-start text:change-id="ct107202385265344"/>, as defined in <text:change-end text:change-id="ct107202385265344"/><text:change-start text:change-id="ct107202385265920"/>Article IV of this constitution<text:change-end text:change-id="ct107202385265920"/>.</text:p>
          <text:p text:style-name="P9"/>
        </text:list-item>
      </text:list>
      <text:p text:style-name="P3">Article III: Membership</text:p>
      <text:p text:style-name="Standard"/>
      <text:list xml:id="list4340118925317985334" text:style-name="L3">
        <text:list-item>
          <text:p text:style-name="P10">The membership of Wu Chi <text:change-start text:change-id="ct106102873632384"/>Kung Fu Association<text:change-end text:change-id="ct106102873632384"/><text:change text:change-id="ct106102873637376"/> shall consist of Member Schools, Instructors, Members, and Honorary Members.</text:p>
          <text:p text:style-name="P10"/>
        </text:list-item>
        <text:list-item>
          <text:p text:style-name="P10">The individual members of Wu Chi <text:change-start text:change-id="ct106102873643904"/>Kung Fu Association<text:change-end text:change-id="ct106102873643904"/><text:change text:change-id="ct106102873635840"/> must have the highest of personal integrity and reputation.</text:p>
          <text:p text:style-name="P10"/>
        </text:list-item>
        <text:list-item>
          <text:p text:style-name="P10">Member Schools shall be organizations, led by a <text:change text:change-id="ct106102873645056"/><text:change-start text:change-id="ct106102873644096"/>Head Instructor<text:change-end text:change-id="ct106102873644096"/>, that choose to abide by all rules set forth in this constitution and accompanying by-laws.<text:change-start text:change-id="ct106102873646016"/></text:p>
          <text:p text:style-name="P10"><text:change-end text:change-id="ct106102873646016"/><text:change-start text:change-id="ct106102873645440"/></text:p>
        </text:list-item>
        <text:list-item>
          <text:p text:style-name="P10">New Member Schools may be added to the Wu Chi Kung Fu Association upon approval from the College of Black Belts of the Association, after a petition to form a new Member School is given, in writing, to the College of Black Belts by the Instr<text:change-end text:change-id="ct106102873645440"/><text:change-start text:change-id="ct106102873641792"/>uctor wishing to become the Head Instructor of the new Member School.<text:change-end text:change-id="ct106102873641792"/></text:p>
          <text:p text:style-name="P10"/>
        </text:list-item>
        <text:list-item>
          <text:p text:style-name="P10">Instructors shall be individuals who have completed a course of study, set forth by a member school and deemed sufficient to the society as a whole, to enable them to lead a member school of Wu Chi <text:change-start text:change-id="ct106102873642752"/>Kung Fu Association<text:change-end text:change-id="ct106102873642752"/><text:change text:change-id="ct106102873644288"/> in practice. Instructors must remain active members of the association, but they need not actually be leaders of a current member school in the association.</text:p>
          <text:p text:style-name="P10"><text:soft-page-break/></text:p>
        </text:list-item>
        <text:list-item>
          <text:p text:style-name="P10">Members shall be individuals who participate in the activities of a member school and who are in good standing with their respective member school. Members may be inactive or active.</text:p>
          <text:p text:style-name="P10"/>
          <text:list>
            <text:list-item>
              <text:p text:style-name="P10">Active members are those members of the association who are actively participating in the activities of a member school of the association.</text:p>
              <text:p text:style-name="P10"/>
            </text:list-item>
            <text:list-item>
              <text:p text:style-name="P10">Inactive members are those members of the association who were previously active members of a member school, but through choice or circumstance, no longer actively participate in the activities of any member school.</text:p>
              <text:p text:style-name="P10"/>
            </text:list-item>
          </text:list>
        </text:list-item>
        <text:list-item>
          <text:p text:style-name="P10">Honorary members shall be those individuals who may not regularly participate in the activities of the association, but whose achievements and dedication to the association are deemed by the council to earn them recognition and privileges within the association. </text:p>
          <text:list>
            <text:list-header>
              <text:p text:style-name="P10"><text:s/></text:p>
            </text:list-header>
          </text:list>
        </text:list-item>
        <text:list-item>
          <text:p text:style-name="P10">Membership in Wu Chi <text:change-start text:change-id="ct106102873644480"/>Kung Fu Association<text:change-end text:change-id="ct106102873644480"/><text:change text:change-id="ct106102873644864"/> shall be without regard to race, color, religion, creed, sex, sexual orientation, national origin, handicap, age, martial status, veteran status, or political belief.</text:p>
          <text:p text:style-name="P10"/>
        </text:list-item>
        <text:list-item>
          <text:p text:style-name="P10">The grounds for removal of members include, but are not limited to, violation of ethical <text:change-start text:change-id="ct106102873644672"/>guidelines, as set forth by the College of Black Belts of the association, <text:change-end text:change-id="ct106102873644672"/><text:change text:change-id="ct106102873645248"/>, disrespect <text:change-start text:change-id="ct106102873646208"/>or violent behavior <text:change-end text:change-id="ct106102873646208"/>toward other members of the association, and violation of the policies of this association, as stated in this constitution and <text:change-start text:change-id="ct106102873646592"/>accompanying <text:change-end text:change-id="ct106102873646592"/>by-laws.</text:p>
        </text:list-item>
      </text:list>
      <text:p text:style-name="Standard"/>
      <text:p text:style-name="P3">Article IV: <text:change text:change-id="ct106652629449920"/>Members<text:change-start text:change-id="ct105553119917568"/> of the College of Black Belts<text:change-end text:change-id="ct105553119917568"/></text:p>
      <text:p text:style-name="P3"/>
      <text:list xml:id="list8728994310197398121" text:style-name="L4">
        <text:list-item>
          <text:p text:style-name="P11">The <text:change text:change-id="ct106652631463936"/><text:change-start text:change-id="ct106652631434752"/>College of Black Belts<text:change-end text:change-id="ct106652631434752"/> of this association shall consist of a single Chief Executive Instructor, as well any number of additional <text:change text:change-id="ct107202385247488"/><text:change-start text:change-id="ct107202387294720"/>members<text:change-end text:change-id="ct107202387294720"/>.</text:p>
          <text:p text:style-name="P11"/>
        </text:list-item>
        <text:list-item>
          <text:p text:style-name="P11">In order to be eligible to hold the position of a <text:change text:change-id="ct106652629436288"/><text:change-start text:change-id="ct106652631512320"/>member of the Coll<text:change-end text:change-id="ct106652631512320"/><text:change-start text:change-id="ct106652631510400"/>ege of Black Belts<text:change-end text:change-id="ct106652631510400"/>, an individual must be 1) an active member of the association, as defined in Article III of this constitution, 2) hold the rank of at least First Level Black Belt (White Sash) in a member school of the association, 3) have been involved in the activities of the association at least once over the past two (2) years, and 4) be of the highest integrity and moral standing, as well as demonstrating exceptional dedication to the association as a whole.</text:p>
          <text:p text:style-name="P11"/>
        </text:list-item>
        <text:list-item>
          <text:p text:style-name="P11">The duties of the Chief Executive Instructor shall be to coordinate and preside over meetings of the <text:change text:change-id="ct106652629450304"/><text:change-start text:change-id="ct106652631463744"/>College of Black Belts<text:change-end text:change-id="ct106652631463744"/> of the association, introduce policy and curriculum changes to the <text:change text:change-id="ct106652631462976"/><text:change-start text:change-id="ct106652631481024"/>College of Black Belts<text:change-end text:change-id="ct106652631481024"/>, and arbitrate disputes between members of the <text:change text:change-id="ct106652631479680"/><text:change-start text:change-id="ct106652631463360"/>College of Black Belts<text:change-end text:change-id="ct106652631463360"/> to preserve the integrity, solidarity, and fellowship within the association as a whole.</text:p>
          <text:p text:style-name="P11"/>
        </text:list-item>
        <text:list-item>
          <text:p text:style-name="P11">The Chief Executive Instructor shall be either 1) the founder of Wu Chi <text:change-start text:change-id="ct106102873646784"/>Kung Fu Association<text:change-end text:change-id="ct106102873646784"/><text:change text:change-id="ct106102873646976"/>, Dr. Gary D. Cecil, 2) a successor chosen by the current Chief Executive Instructor prior to leaving the position, or 3) a <text:change text:change-id="ct106652629453568"/><text:change-start text:change-id="ct106652631511552"/>college member<text:change-end text:change-id="ct106652631511552"/> elected by unanimous vote of all other <text:change text:change-id="ct107202387261312"/><text:change-start text:change-id="ct107202387357504"/>college<text:change-end text:change-id="ct107202387357504"/> members, if the current Chief Executive Instructor chooses to relinquish his/her duties and does not appoint a successor.</text:p>
          <text:p text:style-name="P11"/>
        </text:list-item>
        <text:list-item>
          <text:p text:style-name="P11">The duties of all members of the <text:change text:change-id="ct106652631479296"/><text:change-start text:change-id="ct106652629458368"/>College of Black Belts<text:change-end text:change-id="ct106652629458368"/>, other than the Chief Executive Instructor, shall be to bring to the attention of the council any and all issues relating to the operation of the association and its respective member schools, as well as discuss and vote on policy and curriculum changes to advance <text:soft-page-break/>the interests of the association.</text:p>
          <text:p text:style-name="P11"/>
        </text:list-item>
        <text:list-item>
          <text:p text:style-name="P11">Election of <text:change text:change-id="ct106652631515968"/><text:change-start text:change-id="ct106652629449728"/>college member<text:change-end text:change-id="ct106652629449728"/>s shall be held semi-annually at a normal <text:change text:change-id="ct106652631511744"/><text:change-start text:change-id="ct106652631433216"/>College of Black Belts<text:change-end text:change-id="ct106652631433216"/> meeting. <text:s/>Elections shall only be held if a new request for membership in the <text:change text:change-id="ct106652631477760"/><text:change-start text:change-id="ct106652631510976"/>College of Black Belts<text:change-end text:change-id="ct106652631510976"/> has been brought before the current <text:change text:change-id="ct106652631527296"/><text:change-start text:change-id="ct106652631518848"/>college member<text:change-end text:change-id="ct106652631518848"/>s. <text:s/>There is no restriction on the length of term a <text:change text:change-id="ct106102875704960"/><text:change-start text:change-id="ct106102875697472"/>college member<text:change-end text:change-id="ct106102875697472"/> may serve. <text:s/>Election to a council position will be by silent ballot majority vote of the <text:change text:change-id="ct106652629466240"/><text:change-start text:change-id="ct106652631525376"/>college member<text:change-end text:change-id="ct106652631525376"/>s present at the meeting.</text:p>
        </text:list-item>
      </text:list>
      <text:p text:style-name="Standard"/>
      <text:list xml:id="list438296456" text:continue-numbering="true" text:style-name="L4">
        <text:list-item>
          <text:p text:style-name="P11">The grounds for removal of a <text:change text:change-id="ct107202387276480"/><text:change-start text:change-id="ct107202387272640"/>college member<text:change-end text:change-id="ct107202387272640"/> for misconduct include<text:change-start text:change-id="ct106102873647168"/>, but are not limited to, <text:change-end text:change-id="ct106102873647168"/><text:s/>violation of ethical <text:change text:change-id="ct106102873647360"/><text:change-start text:change-id="ct106102873647552"/>guidelines, as set forth by the College of Black Belts of the association<text:change-end text:change-id="ct106102873647552"/>, failure to perform job duties, <text:change-start text:change-id="ct106102873647744"/>disrespect or violent behavior <text:change-end text:change-id="ct106102873647744"/><text:change-start text:change-id="ct106102873647936"/>toward other members of the association, <text:change-end text:change-id="ct106102873647936"/>and violation of the policies of this association as stated in this constitution and <text:change-start text:change-id="ct106102873648128"/>accompanying <text:change-end text:change-id="ct106102873648128"/>by-laws. A <text:change text:change-id="ct106102875665216"/><text:change-start text:change-id="ct106102875698624"/>college member<text:change-end text:change-id="ct106102875698624"/> may also be removed for not being sufficiently active in the association, as defined in section B of this article.</text:p>
          <text:p text:style-name="P11"/>
        </text:list-item>
        <text:list-item>
          <text:p text:style-name="P11">A <text:change text:change-id="ct106102875697664"/><text:change-start text:change-id="ct106102875699008"/>college member<text:change-end text:change-id="ct106102875699008"/> may elect to voluntarily resign his/her position.</text:p>
          <text:p text:style-name="P11"/>
        </text:list-item>
        <text:list-item>
          <text:p text:style-name="P11">Process of removal of <text:change text:change-id="ct107202387336768"/><text:change-start text:change-id="ct107202387287040"/>college member<text:change-end text:change-id="ct107202387287040"/>s for misconduct:</text:p>
          <text:list>
            <text:list-header>
              <text:p text:style-name="P11"/>
            </text:list-header>
            <text:list-item>
              <text:p text:style-name="P11">A petition containing signatures of one-third or more members of <text:span text:style-name="T2">the association</text:span><text:change-start text:change-id="ct106652631434368"/><text:span text:style-name="T2">, or one-half or more members of the </text:span><text:change-end text:change-id="ct106652631434368"/><text:change-start text:change-id="ct106652629460288"/><text:span text:style-name="T2">College of Black Belts</text:span><text:change-end text:change-id="ct106652629460288"/><text:span text:style-name="T2">,</text:span> must be submitted to one of the members of the <text:change text:change-id="ct106652631527680"/><text:change-start text:change-id="ct106652629462784"/>College of Black Belts<text:change-end text:change-id="ct106652629462784"/>. <text:s/>When the petition is received, the <text:change text:change-id="ct106102875696896"/><text:change-start text:change-id="ct106102873651776"/>college member<text:change-end text:change-id="ct106102873651776"/> shall call a meeting to decide upon removal.</text:p>
              <text:p text:style-name="P11"/>
            </text:list-item>
            <text:list-item>
              <text:p text:style-name="P11">The <text:change text:change-id="ct106652631520768"/><text:change-start text:change-id="ct106652631500992"/>college member<text:change-end text:change-id="ct106652631500992"/> in question shall be provided the opportunity to present a defense in person or in writing.</text:p>
              <text:p text:style-name="P11"/>
            </text:list-item>
            <text:list-item>
              <text:p text:style-name="P11">The grounds for removal and the defense are to be presented to the <text:change text:change-id="ct106102873652160"/><text:change-start text:change-id="ct106102875673856"/>college member<text:change-end text:change-id="ct106102875673856"/> in charge of the meeting.</text:p>
              <text:p text:style-name="P11"/>
            </text:list-item>
            <text:list-item>
              <text:p text:style-name="P11">A silent ballot vote of the <text:change text:change-id="ct107202387296256"/><text:change-start text:change-id="ct107202385278592"/>college member<text:change-end text:change-id="ct107202385278592"/>s present shall decide upon removal, with voting not to occur until all grounds for and the full defense against removal are presented. <text:s/>There must be a quorum for the vote of removal. <text:s/>In order for the <text:change text:change-id="ct106652631516352"/><text:change-start text:change-id="ct106652631515776"/>college member<text:change-end text:change-id="ct106652631515776"/> to be removed from office, there must be at least a two-thirds majority vote in favor of removal.</text:p>
            </text:list-item>
          </text:list>
          <text:p text:style-name="P11"/>
        </text:list-item>
        <text:list-item>
          <text:p text:style-name="P11">Process of removal of <text:change text:change-id="ct105553119872064"/><text:change-start text:change-id="ct105553119877632"/>college member<text:change-end text:change-id="ct105553119877632"/>s for inactivity:</text:p>
          <text:list>
            <text:list-header>
              <text:p text:style-name="P11"/>
            </text:list-header>
            <text:list-item>
              <text:p text:style-name="P11">Once per calendar year, a member of the <text:change text:change-id="ct106652629457792"/><text:change-start text:change-id="ct106652631527872"/>College of Black Belts<text:change-end text:change-id="ct106652631527872"/> will elect to decide upon membership in the <text:change text:change-id="ct106652631482368"/><text:change-start text:change-id="ct106652631467776"/>College of Black Belts<text:change-end text:change-id="ct106652631467776"/>. This <text:change text:change-id="ct106102875702080"/><text:change-start text:change-id="ct106102875701696"/>college member<text:change-end text:change-id="ct106102875701696"/> will prepare a listing of <text:change text:change-id="ct106102873652544"/><text:change-start text:change-id="ct106102873652352"/>college member<text:change-end text:change-id="ct106102873652352"/>s to be considered for removal due to inactivity.</text:p>
              <text:p text:style-name="P11"/>
            </text:list-item>
            <text:list-item>
              <text:p text:style-name="P11">The list of <text:change text:change-id="ct106102875702656"/><text:change-start text:change-id="ct106102875704768"/>college member<text:change-end text:change-id="ct106102875704768"/>s to be removed will be distributed to the current <text:change text:change-id="ct106102875696512"/><text:change-start text:change-id="ct106102875702272"/>college member<text:change-end text:change-id="ct106102875702272"/>ship. At the same time, the <text:change text:change-id="ct106102873652736"/><text:change-start text:change-id="ct106102875702848"/>college member<text:change-end text:change-id="ct106102875702848"/> preparing the list will schedule a meeting of the <text:change text:change-id="ct106652631483136"/><text:change-start text:change-id="ct106652631481792"/>College of Black Belts<text:change-end text:change-id="ct106652631481792"/> and will provide no less than two (2) weeks notice for this meeting.</text:p>
              <text:p text:style-name="P11"/>
            </text:list-item>
            <text:list-item>
              <text:p text:style-name="P11">Any member of the <text:change text:change-id="ct106652631484480"/><text:change-start text:change-id="ct106652631483904"/>College of Black Belts<text:change-end text:change-id="ct106652631483904"/> may elect to oppose the removal of any member on the list, including themselves, either in person at the meeting, or by proxy in writing to another member of the <text:change text:change-id="ct106652631485056"/><text:change-start text:change-id="ct106652631484096"/>College of Black Belts<text:change-end text:change-id="ct106652631484096"/>.</text:p>
              <text:p text:style-name="P11"/>
            </text:list-item>
            <text:list-item>
              <text:p text:style-name="P11">A silent ballot vote of the <text:change text:change-id="ct106652631477568"/><text:change-start text:change-id="ct106652631515392"/>college member<text:change-end text:change-id="ct106652631515392"/>s present, as well as those voting by proxy shall decide upon removal, with voting not to occur until all members of the <text:change text:change-id="ct106652631486784"/><text:change-start text:change-id="ct106652631486592"/>College of Black Belts<text:change-end text:change-id="ct106652631486592"/> have had sufficient opportunity to voice their opinions on each individual proposed removal. In order for the council to approve any removal of members from office, there must be a simple majority vote in favor of the removal.</text:p>
            </text:list-item>
          </text:list>
        </text:list-item>
      </text:list>
      <text:p text:style-name="Standard"><text:change-start text:change-id="ct107202385251328"/></text:p>
      <text:p text:style-name="Standard"><text:change-end text:change-id="ct107202385251328"/></text:p>
      <text:list xml:id="list698595325" text:continue-numbering="true" text:style-name="L4">
        <text:list-item>
          <text:p text:style-name="P11">Appeal of removal of <text:change text:change-id="ct106102875705152"/><text:change-start text:change-id="ct106102875704384"/>college member<text:change-end text:change-id="ct106102875704384"/>s:</text:p>
          <text:p text:style-name="P11"/>
          <text:list>
            <text:list-item>
              <text:p text:style-name="P11">A <text:change text:change-id="ct107202387276288"/><text:change-start text:change-id="ct107202387285888"/>college member<text:change-end text:change-id="ct107202387285888"/> may appeal his/her removal within two (2) weeks of the vote for removal by requesting a special appeal meeting of the <text:change text:change-id="ct106652631489856"/><text:change-start text:change-id="ct106652631491392"/>College of Black Belts<text:change-end text:change-id="ct106652631491392"/>. <text:s/>The <text:change text:change-id="ct107202387258240"/><text:change-start text:change-id="ct107202387256512"/>college member<text:change-end text:change-id="ct107202387256512"/> who will preside the meeting shall notify all members of the meeting, and will call the meeting at least one (1) week and not more than one (1) month after the appeal request.</text:p>
              <text:p text:style-name="P11"/>
            </text:list-item>
            <text:list-item>
              <text:p text:style-name="P11">The decision to uphold the vote for removal shall require a simple majority vote of the <text:change text:change-id="ct105553119912384"/><text:change-start text:change-id="ct105553119836160"/>college member<text:change-end text:change-id="ct105553119836160"/>s present at the meeting.</text:p>
            </text:list-item>
          </text:list>
        </text:list-item>
      </text:list>
      <text:p text:style-name="Standard"><text:change-start text:change-id="ct106102873642560"/></text:p>
      <text:p text:style-name="P3">Article V: Off<text:change-end text:change-id="ct106102873642560"/><text:change-start text:change-id="ct105553119919680"/>icers</text:p>
      <text:p text:style-name="P3"/>
      <text:list xml:id="list3510778694855069466" text:style-name="L15">
        <text:list-item>
          <text:p text:style-name="P20">There shall be seven (7) officer positions that conduct day-to-day business on behalf of the College of Black Belts. These officer positions shall be titled Chair, Vice-Chair, Secretary, Treasurer, Keeper of the Scroll, and two (2) Officers-At-Large.<text:change-end text:change-id="ct105553119919680"/><text:change-start text:change-id="ct106652631486976"/></text:p>
        </text:list-item>
      </text:list>
      <text:p text:style-name="P18"><text:change-end text:change-id="ct106652631486976"/><text:change-start text:change-id="ct106102875620096"/></text:p>
      <text:list xml:id="list1117497669" text:continue-numbering="true" text:style-name="L15">
        <text:list-item>
          <text:p text:style-name="P20">The duties of the Chair shall be to conduct meetings, to respond to inquiries from head instructors of member schools, to introduce policy and curriculum changes to the College of Black Belts, to arbitrate disputes between members of the College of Black Belts to preserve the integrity, solidarity, and fellowship within the association as a whole, and to facilitate the conducting of the general business of both the Wu Chi Kung Fu Association and the College of Black Belts. The vote of the Chair, in addition to having its normal power during meetings, shall act as a tiebreaker in any vote ties within the College of Black Belts.</text:p>
          <text:p text:style-name="P20"/>
        </text:list-item>
        <text:list-item>
          <text:p text:style-name="P20">The duties of the Vice-Chair shall be to conduct meetings in the absence or incapacity of the Chair, to act as liaison between the Chair and other members of the College of Black Belts should the Chair become overburdened, and generally assist the Chair in his responsibilities.</text:p>
          <text:p text:style-name="P20"/>
        </text:list-item>
        <text:list-item>
          <text:p text:style-name="P20">The duties of the Secretary shall be to coordinate and prepare meetings, record votes during meetings, take meeting minutes in order to maintain a strong record of what transpired during meetings, keep an up-to-date copy of the Constitution and By-laws available upon request by any member, and generally facilitate communication, written or otherwise, between all members.</text:p>
          <text:p text:style-name="P20"/>
        </text:list-item>
        <text:list-item>
          <text:p text:style-name="P20">The duties of the Treasurer shall be to manage all financial records and accounts as necessary for the conduction of the day-to-day business of the Association, to verify all debts against the Association and remit payment for said debts upon approval by the College of Black Belts, to collect all debts owed to the Association from both members and non-members, and to report on the financial well-being of the Association upon request from other members of the College of Black Belts.</text:p>
        </text:list-item>
        <text:list-item>
          <text:p text:style-name="P20"><text:soft-page-break/>The duties of the Keeper of the Scroll shall be to record all events of historical significance that occur within the Association not directly related to membership and voting within the College of Black Belts, to record what transpires at fellowship events for posterity, to be available for questions of when events occurred relating to the founding and growth of the Association, and to prepare documentation for special events that highlight the history of the Association, and member schools, upon request from other members of the College of Black Belts.</text:p>
          <text:p text:style-name="P20"/>
        </text:list-item>
        <text:list-item>
          <text:p text:style-name="P20">The duties of the Officers-At-Large shall be to assist with any other officer(s) who are overburdened and request assistance in the performing of their duties.</text:p>
          <text:p text:style-name="P20"/>
        </text:list-item>
        <text:list-item>
          <text:p text:style-name="P20"><text:change-end text:change-id="ct106102875620096"/><text:change-start text:change-id="ct107202387323712"/>Any officer role may be called upon by the Chair to perform specific tasks and should complete these tasks, provided they are not in violation of this Constitution, By-laws, or local, state, or federal laws.</text:p>
          <text:p text:style-name="P20"><text:change-end text:change-id="ct107202387323712"/></text:p>
        </text:list-item>
      </text:list>
      <text:p text:style-name="P3">Article V<text:change-start text:change-id="ct107202387349632"/>I<text:change-end text:change-id="ct107202387349632"/>: Meetings</text:p>
      <text:p text:style-name="P3"/>
      <text:list xml:id="list6079883027738376517" text:style-name="L5">
        <text:list-item>
          <text:p text:style-name="P12">There shall be two types of meetings of the council: regular meetings and special meetings.<text:change-start text:change-id="ct106102873643328"/></text:p>
          <text:p text:style-name="P12"/>
        </text:list-item>
        <text:list-item>
          <text:p text:style-name="P12">Unless otherwise indicated, all meetings may be conducted i<text:change-end text:change-id="ct106102873643328"/><text:change-start text:change-id="ct106102873648320"/>n-person, via teleconference, video conference, <text:change-end text:change-id="ct106102873648320"/><text:change-start text:change-id="ct106102873648512"/>email, or instant-messaging/online chat.<text:change-end text:change-id="ct106102873648512"/></text:p>
          <text:p text:style-name="P12"/>
        </text:list-item>
        <text:list-item>
          <text:p text:style-name="P12">Regular meetings shall be called for the purposes of disseminating information, amending this constitution or accompanying by-laws, and to discuss current projects within the <text:change-start text:change-id="ct106102873648704"/>association<text:change-end text:change-id="ct106102873648704"/><text:change text:change-id="ct106102873648896"/>. All <text:change text:change-id="ct106102875696128"/><text:change-start text:change-id="ct106102875696704"/>college member<text:change-end text:change-id="ct106102875696704"/>s will be given the privilege to vote at regular meetings.</text:p>
          <text:p text:style-name="P12"/>
        </text:list-item>
        <text:list-item>
          <text:p text:style-name="P12">Special meetings may be requested by a member of the council by submitting a written request to the Chief Executive Instructor or the council. Once received, the special meeting may be scheduled either by the Chief Executive Instructor, or by a vote of one-half of the <text:change text:change-id="ct106102875695744"/><text:change-start text:change-id="ct106102875703808"/>college member<text:change-end text:change-id="ct106102875703808"/>ship. </text:p>
          <text:p text:style-name="P12"/>
        </text:list-item>
        <text:list-item>
          <text:p text:style-name="P12">The association shall conduct no less than one (1) <text:s/>regular meeting every two (2) years. The date(s) will be set up at least two (2) weeks prior to the commencement of the meeting by the Chief Executive Instructor, or by a proxy specially designated by the Chief Executive Instructor.</text:p>
          <text:p text:style-name="P12"/>
        </text:list-item>
        <text:list-item>
          <text:p text:style-name="P12">Special meetings may be called by the Chief Executive <text:change-start text:change-id="ct106102873649088"/>Instructor<text:change-end text:change-id="ct106102873649088"/><text:change text:change-id="ct106102873649280"/>, the <text:change text:change-id="ct106102873649664"/><text:change-start text:change-id="ct106652631491584"/>College of Black Belts<text:change-end text:change-id="ct106652631491584"/>, or by petition of one-half of <text:change text:change-id="ct106102873649856"/><text:change-start text:change-id="ct106102873650048"/>association<text:change-end text:change-id="ct106102873650048"/> members.</text:p>
          <text:p text:style-name="P12"/>
        </text:list-item>
        <text:list-item>
          <text:p text:style-name="P12">Except as specifically stated in the constitution and by-laws, the parliamentary guide for the conduct of all meetings shall be Robert's Rules of Order, Newly Revised (10<text:span text:style-name="T1">th</text:span> Ed.).</text:p>
          <text:p text:style-name="P12"/>
        </text:list-item>
        <text:list-item>
          <text:p text:style-name="P12">A quorum shall consist of one-third of the <text:change text:change-id="ct105553121936768"/><text:change-start text:change-id="ct105553117831168"/>college member<text:change-end text:change-id="ct105553117831168"/>ship able to vote at a particular meeting. <text:s/>A quorum is required to conduct business of the council.</text:p>
        </text:list-item>
      </text:list>
      <text:p text:style-name="Standard"><text:change-start text:change-id="ct105553117820992"/></text:p>
      <text:p text:style-name="Standard"><text:change-end text:change-id="ct105553117820992"/></text:p>
      <text:p text:style-name="P3">Article VI<text:change-start text:change-id="ct105553119867456"/>I<text:change-end text:change-id="ct105553119867456"/>: Finance</text:p>
      <text:p text:style-name="Standard"/>
      <text:list xml:id="list2816655082264058032" text:style-name="L6">
        <text:list-item>
          <text:p text:style-name="P13">All funds of the association will be deposited and maintained in an account with a nationally recognized, federally insured bank.</text:p>
          <text:p text:style-name="P13"><text:soft-page-break/></text:p>
        </text:list-item>
        <text:list-item>
          <text:p text:style-name="P13">The Chief Executive Instructor and <text:change text:change-id="ct105553121939072"/><text:change-start text:change-id="ct105553121937152"/>college member<text:change-end text:change-id="ct105553121937152"/>s specifically designated by the Chief Executive Instructor shall be authorized to sign all financial transactions dealing with association funds. All transactions must be approved by the Chief Executive Instructor and any authorized financial delegates appointed by the Chief Executive Instructor before being submitted as a transaction against association account(s).</text:p>
          <text:p text:style-name="P13"/>
        </text:list-item>
        <text:list-item>
          <text:p text:style-name="P13">Each member school has sole responsibility for its finances. The Head Instructor of each member school may appoint individual members with financial responsibility, but no claim on the finances of, nor any responsibility toward debts of a member school may be made by the association as a whole. </text:p>
          <text:p text:style-name="P13"/>
        </text:list-item>
        <text:list-item>
          <text:p text:style-name="P13">The financial records/ledger must be submitted for an annual audit by a third party, not affiliated with the <text:change text:change-id="ct105553119813312"/><text:change-start text:change-id="ct105553119807552"/>association<text:change-end text:change-id="ct105553119807552"/>. This provision will take effect once the association has revenue exceeding forty thousand dollars ($40,000), has at least one (1) paid full-time employee, or has outside investment of at least five thousand dollars ($5,000).</text:p>
        </text:list-item>
      </text:list>
      <text:p text:style-name="Standard"/>
      <text:p text:style-name="P3">Article VII<text:change-start text:change-id="ct105553119881088"/>I<text:change-end text:change-id="ct105553119881088"/>: Ratification and Amendment</text:p>
      <text:p text:style-name="P3"/>
      <text:list xml:id="list7898903207778590879" text:style-name="L7">
        <text:list-item>
          <text:p text:style-name="P14">This constitution shall become effective immediately upon ratification by a three-fourths affirmative vote of the members of the council.</text:p>
          <text:p text:style-name="P14"/>
        </text:list-item>
        <text:list-item>
          <text:p text:style-name="P14">This constitution shall remain in effect until revised or amended. <text:s/>It will be reprinted upon revision, and supplemented when amended.</text:p>
          <text:p text:style-name="P14"/>
        </text:list-item>
        <text:list-item>
          <text:p text:style-name="P14">Amendments to this constitution may be proposed by any active member of the council at a regular or special meeting. <text:s/>The proposed amendment shall be discussed and a vote for further discussion shall be taken; a simple majority vote of the active members present shall determine that consideration. <text:s/>Upon approval, the amendment shall be formally worded by the council.</text:p>
          <text:p text:style-name="P14"/>
        </text:list-item>
        <text:list-item>
          <text:p text:style-name="P14">Amendments worded according to the previous section shall be circulated to the entire active membership of the council, together with appropriate commentaries and a written ballot. <text:s/>The ballots will be returned to the Chief Executive Instructor, or an appointed delegate, within two (2) weeks of distribution. <text:s/>The Chief Executive Instructor and at least one other active member of the council shall tally the votes and make the results of the balloting public at the next regular meeting of the association.</text:p>
          <text:p text:style-name="P14"/>
        </text:list-item>
        <text:list-item>
          <text:p text:style-name="P14">A three-fourths favorable vote of the returned ballots shall be required for ratification of each </text:p>
        </text:list-item>
      </text:list>
      <text:p text:style-name="Standard"><text:tab/>amendment.</text:p>
      <text:p text:style-name="Standard"/>
      <text:p text:style-name="P3">Article <text:change text:change-id="ct107202387330240"/><text:change-start text:change-id="ct107202387269952"/>IX<text:change-end text:change-id="ct107202387269952"/>: By-Laws</text:p>
      <text:p text:style-name="P3"/>
      <text:list xml:id="list6669712682175332041" text:style-name="L8">
        <text:list-item>
          <text:p text:style-name="P15">The association may approve by-laws for the specific operation of the association. <text:s/>No by-law shall be adopted that is contrary to the provisions of this constitution.</text:p>
          <text:p text:style-name="P15"/>
        </text:list-item>
        <text:list-item>
          <text:p text:style-name="P15">The association may adopt, amend, or rescind any by-law by a simple majority vote of the membership. <text:s/>Before any by-law can be changed, the proposed changes must be publicized to the members at least one (1) week prior to the meeting at which it is to be voted upon.</text:p>
        </text:list-item>
      </text:list>
      <text:p text:style-name="P7">BY-LAWS OF THE ASSOCIATION</text:p>
      <text:p text:style-name="P3"/>
      <text:p text:style-name="P3">Article I: Scope of the By-Laws</text:p>
      <text:p text:style-name="P3"/>
      <text:list xml:id="list2670094789876367560" text:style-name="L9">
        <text:list-item>
          <text:p text:style-name="P16">These by-laws shall govern the conduct of the association in those matters not specifically treated in the constitution.</text:p>
          <text:p text:style-name="P16"/>
        </text:list-item>
        <text:list-item>
          <text:p text:style-name="P16">Provisions of these by-laws shall be subordinate to those of the constitution, and to all laws and statues of the state and country in which the association is located.</text:p>
        </text:list-item>
      </text:list>
      <text:p text:style-name="Standard"/>
      <text:p text:style-name="P3">Article II: Election of Officers</text:p>
      <text:p text:style-name="Standard"/>
      <text:list xml:id="list2754773584117511201" text:style-name="L10">
        <text:list-item>
          <text:p text:style-name="P17">The officers of the association shall only be elected in the event of a vacancy in office.</text:p>
          <text:p text:style-name="P17"/>
        </text:list-item>
        <text:list-item>
          <text:p text:style-name="P17">Installation of new officers shall take place immediately following their election to office. <text:s/>The new officers shall assume their duties immediately following this installation.</text:p>
          <text:p text:style-name="P17"/>
        </text:list-item>
        <text:list-item>
          <text:p text:style-name="P17">The officers of this <text:change text:change-id="ct105553117838656"/><text:change-start text:change-id="ct105553119813504"/>association<text:change-end text:change-id="ct105553119813504"/> shall be elected by secret ballot vote of the <text:change text:change-id="ct106102875703424"/><text:change-start text:change-id="ct105553117796032"/>College of Black Belts<text:change-end text:change-id="ct105553117796032"/>.<text:change text:change-id="ct105553117827136"/><text:change text:change-id="ct106102875694208"/><text:change-start text:change-id="ct105553117833664"/></text:p>
        </text:list-item>
      </text:list>
      <text:p text:style-name="Standard"><text:change-end text:change-id="ct105553117833664"/><text:change-start text:change-id="ct105553119805440"/></text:p>
      <text:p text:style-name="P3">Article III: New Member Schools</text:p>
      <text:p text:style-name="P3"/>
      <text:list xml:id="list2157798411" text:continue-list="list2754773584117511201" text:style-name="L10">
        <text:list-item text:start-value="1">
          <text:p text:style-name="P17">Instructors may petition to have their school recognized as a Member School, as defined in Article III, Section C of the Constitution of the Wu Chi Kung Fu Association.</text:p>
        </text:list-item>
      </text:list>
      <text:p text:style-name="Standard"/>
      <text:list xml:id="list1680515331" text:continue-numbering="true" text:style-name="L10">
        <text:list-item>
          <text:p text:style-name="P17">Process of addition of new Member Schools:</text:p>
        </text:list-item>
      </text:list>
      <text:p text:style-name="Standard"/>
      <text:list xml:id="list835211316" text:continue-numbering="true" text:style-name="L10">
        <text:list-item>
          <text:list>
            <text:list-item>
              <text:p text:style-name="P17">The Instructor wishing to create a new Member School must submit, in writing, a petition stating their desire to add a new Member School, and their willingness to abide by the Constitution, By-Laws, and decisions of the College of Black Belts of the Wu Chi Kung Fu Association, to the College of Black Belts of the Association.</text:p>
            </text:list-item>
          </text:list>
        </text:list-item>
      </text:list>
      <text:p text:style-name="Standard"/>
      <text:list xml:id="list1562439763" text:continue-numbering="true" text:style-name="L10">
        <text:list-item>
          <text:list>
            <text:list-item>
              <text:p text:style-name="P17">At the next regularly scheduled meeting of the College of Black Belts of the Wu Chi Kung Fu Association, the petition will be brought forth and discussed, and arguments for and against the formation of the new Member School, if any, will be presented.</text:p>
              <text:p text:style-name="P17"/>
            </text:list-item>
            <text:list-item>
              <text:p text:style-name="P17">A silent ballot vote of the College of Black Belts members present at the meeting will decide upon formation of the new Member School. A simple majority of votes is needed to approve formation of the new Member School.</text:p>
              <text:p text:style-name="P17"/>
            </text:list-item>
          </text:list>
        </text:list-item>
        <text:list-item>
          <text:p text:style-name="P17">If an Instructor is denied the privilege of forming a new Member School within the Wu Chi Kung Fu Association, he/she may petition to the College of Black Belts to form a Member School again at any future date.</text:p>
        </text:list-item>
      </text:list>
      <text:p text:style-name="Standard"/>
      <text:list xml:id="list614029768" text:continue-numbering="true" text:style-name="L10">
        <text:list-item>
          <text:p text:style-name="P17">If an Instructor is denied the privilege of forming a new Member School within the Wu Chi Kung Fu Association, any advancement of student from that school to the rank of Black Belt will not automatically be granted membership to the College of Black Belts of the Wu Chi Kung Fu Association, however, membership may still be granted on an individual, case-by-case basis, by appealing to the College of Black Belts of the Wu Chi Kung Fu Association.</text:p>
          <text:p text:style-name="P19"><text:change-end text:change-id="ct105553119805440"/><text:soft-page-break/></text:p>
        </text:list-item>
      </text:list>
      <text:p text:style-name="Standard"/>
      <text:p text:style-name="P3">Article I<text:change-start text:change-id="ct105553117837504"/>V<text:change-end text:change-id="ct105553117837504"/><text:change text:change-id="ct105553117839040"/>: Autonomy of Member Schools</text:p>
      <text:p text:style-name="P3"/>
      <text:list xml:id="list7699996488469634580" text:style-name="L11">
        <text:list-item>
          <text:p text:style-name="P21">Each Head Instructor shall be solely responsible for the daily operation of their member school.</text:p>
          <text:p text:style-name="P21"/>
        </text:list-item>
        <text:list-item>
          <text:p text:style-name="P21">Each Head Instructor shall be responsible for ensuring each student training within their member school is following a code of conduct consistent with the philosophies of the organization.</text:p>
          <text:p text:style-name="P21"/>
        </text:list-item>
        <text:list-item>
          <text:p text:style-name="P21">No member of a member school or the <text:change text:change-id="ct105553121940992"/><text:change-start text:change-id="ct105553117827328"/>College of Black Belts<text:change-end text:change-id="ct105553117827328"/> may infringe upon the rights of a Head Instructor, or their appointed assistant instructors to teach who and how they choose within their member school.</text:p>
          <text:p text:style-name="P21"/>
        </text:list-item>
        <text:list-item>
          <text:p text:style-name="P21">If a student or instructor of a member school has a grievance with their Head Instructor, that student may bring the grievance to a member of the <text:change text:change-id="ct105553119930048"/><text:change-start text:change-id="ct105553119911040"/>College of Black Belts<text:change-end text:change-id="ct105553119911040"/> of the organization for arbitration. That member of the <text:change text:change-id="ct107202385258816"/><text:change-start text:change-id="ct107202387331200"/>College of Black Belts<text:change-end text:change-id="ct107202387331200"/> has the responsibility to notify the Chief Executive Instructor, or an appointed delegate of the Chief Executive Instructor, so that a special meeting of the <text:change text:change-id="ct107202387331008"/><text:change-start text:change-id="ct107202387258048"/>College of Black Belts<text:change-end text:change-id="ct107202387258048"/> may be called for the purpose of discussion of the issue. If the conflict cannot be resolved at the special meeting, the Chief Executive Instructor may choose to temporarily send a delegate to the member school in question to observe the interaction between the member and the Head Instructor and report back to the <text:change text:change-id="ct106652629465664"/><text:change-start text:change-id="ct106652629465280"/>College of Black Belts<text:change-end text:change-id="ct106652629465280"/> their findings. This delegate operates with the full authority of the Chief Executive Instructor, and is the only case where the decision of a Head Instructor may be called into question.</text:p>
          <text:p text:style-name="P21"/>
        </text:list-item>
        <text:list-item>
          <text:p text:style-name="P21">Member schools may set up their own constitution and by-laws for operation of their organization, provided they do not conflict with the constitution or by-laws of the association.</text:p>
        </text:list-item>
      </text:list>
      <text:p text:style-name="Standard"><text:change-start text:change-id="ct106652629449152"/></text:p>
      <text:p text:style-name="Standard"/>
      <text:p text:style-name="Standard"><text:change-end text:change-id="ct106652629449152"/></text:p>
      <text:p text:style-name="P3">Article <text:change text:change-id="ct106652629456064"/>V: Meetings</text:p>
      <text:p text:style-name="P3"/>
      <text:list xml:id="list1196082771597783907" text:style-name="L12">
        <text:list-item>
          <text:p text:style-name="P22">New members to the <text:change text:change-id="ct106652629463360"/><text:change-start text:change-id="ct106652631464512"/>College of Black Belts<text:change-end text:change-id="ct106652631464512"/> must be recognized on the minutes of a meeting before the privilege to vote is granted. <text:s/>Recognition of new members may be conducted at a regular meeting, or a special meeting called for such purpose. <text:s/></text:p>
          <text:p text:style-name="P22"/>
        </text:list-item>
        <text:list-item>
          <text:p text:style-name="P22">Notification of all active members shall be given by the Chief Executive Instructor, or an appointed delegate member, one (1) week prior to a special meeting. <text:s/>The notification shall state the purpose of the meeting.</text:p>
          <text:p text:style-name="P22"/>
        </text:list-item>
        <text:list-item>
          <text:p text:style-name="P22">No business other than that for which the meeting was called shall be discussed at a special meeting.</text:p>
          <text:p text:style-name="P22"/>
        </text:list-item>
        <text:list-item>
          <text:p text:style-name="P22">Voting at a meeting of the <text:change text:change-id="ct107202387253824"/><text:change-start text:change-id="ct107202387252288"/>College of Black Belts<text:change-end text:change-id="ct107202387252288"/> shall be determined by <text:change-start text:change-id="ct106652629444352"/>the <text:change-end text:change-id="ct106652629444352"/>rank of that member within his/her member school. For each successive rank after Black Belt, one vote shall be allocated to that member for the purposes of regular and special meetings.</text:p>
        </text:list-item>
      </text:list>
      <text:p text:style-name="Standard"/>
      <text:p text:style-name="P3">Article V<text:change-start text:change-id="ct106652629452800"/>I<text:change-end text:change-id="ct106652629452800"/>: Finance</text:p>
      <text:p text:style-name="P3"><text:soft-page-break/></text:p>
      <text:list xml:id="list6697041076497572055" text:style-name="L13">
        <text:list-item>
          <text:p text:style-name="P23">The fiscal year of the association shall run from January 1 to December 31. <text:s/></text:p>
          <text:p text:style-name="P23"/>
        </text:list-item>
        <text:list-item>
          <text:p text:style-name="P23">One (1) week prior to the <text:change text:change-id="ct107202385230208"/><text:change-start text:change-id="ct107202387254208"/>College of Black Belts<text:change-end text:change-id="ct107202387254208"/> meeting held before the fiscal year begins, a delegate appointed by the Chief Executive Instructor shall submit a proposed budget for the upcoming fiscal year. <text:s/>Along with this budget, a written statement of the financial condition of the organization, as well as the most recent financial audit (if applicable), shall be submitted. <text:s/>This budget shall be voted upon, and entered into the minutes upon acceptance by the <text:change text:change-id="ct107202387251904"/><text:change-start text:change-id="ct107202385255744"/>College of Black Belts<text:change-end text:change-id="ct107202385255744"/>.</text:p>
        </text:list-item>
      </text:list>
      <text:p text:style-name="Standard"/>
      <text:p text:style-name="P3">Article VI<text:change-start text:change-id="ct106652629455872"/>I<text:change-end text:change-id="ct106652629455872"/>: Adoption and Amendment</text:p>
      <text:p text:style-name="P3"/>
      <text:list xml:id="list4832203458371097467" text:style-name="L14">
        <text:list-item>
          <text:p text:style-name="P24">These by-laws shall become effective immediately upon adoption by the <text:change text:change-id="ct106652629451456"/><text:change-start text:change-id="ct106652629453952"/>association<text:change-end text:change-id="ct106652629453952"/>.</text:p>
          <text:p text:style-name="P24"/>
        </text:list-item>
        <text:list-item>
          <text:p text:style-name="P24">These by-laws shall remain in effect until revised or amended.</text:p>
          <text:p text:style-name="P24"/>
        </text:list-item>
        <text:list-item>
          <text:p text:style-name="P24">A provision of these by-laws may be temporarily suspended by a three-fourths vote of members of the <text:change text:change-id="ct106102875668480"/><text:change-start text:change-id="ct106102875672320"/>College of Black Belts<text:change-end text:change-id="ct106102875672320"/>, at a regular or special meeting called for such purpose.</text:p>
          <text:p text:style-name="P24"/>
        </text:list-item>
        <text:list-item>
          <text:p text:style-name="P24">A two-thirds majority vote of the members of the <text:change text:change-id="ct105553121939456"/><text:change-start text:change-id="ct105553119850944"/>College of Black Belts<text:change-end text:change-id="ct105553119850944"/> shall be required for the adoption of an amendment to these by-laws.</text:p>
          <text:p text:style-name="P24"/>
        </text:list-item>
        <text:list-item>
          <text:p text:style-name="P24">These by-laws shall be kept current by reprinting revised copies and by insertion of supplementary sheets when necess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Johnson</meta:initial-creator>
    <meta:creation-date>2011-04-15T17:47:20.91</meta:creation-date>
    <dc:date>2017-12-18T22:37:07</dc:date>
    <dc:creator>Scott Johnson</dc:creator>
    <meta:editing-duration>PT3H3M44S</meta:editing-duration>
    <meta:editing-cycles>68</meta:editing-cycles>
    <meta:generator>OpenOffice/4.1.3$Unix OpenOffice.org_project/413m1$Build-9783</meta:generator>
    <meta:document-statistic meta:table-count="0" meta:image-count="0" meta:object-count="0" meta:page-count="9" meta:paragraph-count="204" meta:word-count="4058" meta:character-count="24439"/>
  </office:meta>
</office:document-meta>
</file>